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398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389in"/>
    </style:style>
    <style:style style:name="co6" style:family="table-column">
      <style:table-column-properties fo:break-before="auto" style:column-width="0.689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138in"/>
    </style:style>
    <style:style style:name="co9" style:family="table-column">
      <style:table-column-properties fo:break-before="auto" style:column-width="0.27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tal histogram" table:style-name="ta1">
        <table:shapes>
          <draw:frame draw:z-index="0" draw:style-name="gr1" draw:text-style-name="P1" svg:width="6.5287in" svg:height="2.9701in" svg:x="5.8079in" svg:y="3.9445in">
            <draw:object draw:notify-on-update-of-ranges="'total histogram'.A2:'total histogram'.A50 'total histogram'.B1:'total histogram'.B1 'total histogram'.B2:'total histogram'.B50 'total histogram'.C1:'total histogram'.C1 'total histogram'.C2:'total histogram'.C50 'total histogram'.D1:'total histogram'.D1 'total histogram'.D2:'total histogram'.D50 'total histogram'.E1:'total histogram'.E1 'total histogram'.E2:'total histogram'.E50 'total histogram'.F1:'total histogram'.F1 'total histogram'.F2:'total histogram'.F50 'total histogram'.G1:'total histogram'.G1 'total histogram'.G2:'total histogram'.G50 'total histogram'.H1:'total histogram'.H1 'total histogram'.H2:'total histogram'.H50 'total histogram'.I1:'total histogram'.I1 'total histogram'.I2:'total histogram'.I50 'total histogram'.J1:'total histogram'.J1 'total histogram'.J2:'total histogram'.J50 'total histogram'.K1:'total histogram'.K1 'total histogram'.K2:'total histogram'.K50 'total histogram'.L1:'total histogram'.L1 'total histogram'.L2:'total histogram'.L50 'total histogram'.M1:'total histogram'.M1 'total histogram'.M2:'total histogram'.M50 'total histogram'.N1:'total histogram'.N1 'total histogram'.N2:'total histogram'.N50 'total histogram'.O1:'total histogram'.O1 'total histogram'.O2:'total histogram'.O50 'total histogram'.P1:'total histogram'.P1 'total histogram'.P2:'total histogram'.P50 'total histogram'.Q1:'total histogram'.Q1 'total histogram'.Q2:'total histogram'.Q50 'total histogram'.R1:'total histogram'.R1 'total histogram'.R2:'total histogram'.R5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2.6811in" svg:height="5.3461in" svg:x="0.2476in" svg:y="13.5594in">
            <draw:object draw:notify-on-update-of-ranges="'total histogram'.A53:'total histogram'.A53 'total histogram'.A54:'total histogram'.A102 'total histogram'.B53:'total histogram'.B53 'total histogram'.B54:'total histogram'.B102 'total histogram'.C53:'total histogram'.C53 'total histogram'.C54:'total histogram'.C102 'total histogram'.D53:'total histogram'.D53 'total histogram'.D54:'total histogram'.D102 'total histogram'.E53:'total histogram'.E53 'total histogram'.E54:'total histogram'.E102 'total histogram'.F53:'total histogram'.F53 'total histogram'.F54:'total histogram'.F102 'total histogram'.G53:'total histogram'.G53 'total histogram'.G54:'total histogram'.G102 'total histogram'.H53:'total histogram'.H53 'total histogram'.H54:'total histogram'.H102 'total histogram'.I53:'total histogram'.I53 'total histogram'.I54:'total histogram'.I102 'total histogram'.J53:'total histogram'.J53 'total histogram'.J54:'total histogram'.J102 'total histogram'.K53:'total histogram'.K53 'total histogram'.K54:'total histogram'.K102 'total histogram'.L53:'total histogram'.L53 'total histogram'.L54:'total histogram'.L102 'total histogram'.M53:'total histogram'.M53 'total histogram'.M54:'total histogram'.M102 'total histogram'.N53:'total histogram'.N53 'total histogram'.N54:'total histogram'.N102 'total histogram'.O53:'total histogram'.O53 'total histogram'.O54:'total histogram'.O102 'total histogram'.P53:'total histogram'.P53 'total histogram'.P54:'total histogram'.P102 'total histogram'.Q53:'total histogram'.Q53 'total histogram'.Q54:'total histogram'.Q102 'total histogram'.R53:'total histogram'.R53 'total histogram'.R54:'total histogram'.R10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1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-85" calcext:value-type="float">
            <text:p>-85</text:p>
          </table:table-cell>
          <table:table-cell table:number-columns-repeated="10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 table:number-columns-repeated="6"/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table:number-columns-repeated="2"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table:number-columns-repeated="2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table:number-columns-repeated="2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office:value-type="string" calcext:value-type="string">
            <text:p>rssi</text:p>
          </table:table-cell>
          <table:table-cell office:value-type="string" calcext:value-type="string">
            <text:p>c1 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</table:table-row>
        <table:table-row table:style-name="ro1">
          <table:table-cell office:value-type="float" office:value="-86" calcext:value-type="float">
            <text:p>-8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number-columns-repeated="4"/>
        </table:table-row>
        <table:table-row table:style-name="ro2">
          <table:table-cell office:value-type="float" office:value="-85" calcext:value-type="float">
            <text:p>-8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office:value-type="float" office:value="-84" calcext:value-type="float">
            <text:p>-84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07434944" calcext:value-type="float">
            <text:p>0.007434944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05" calcext:value-type="float">
            <text:p>0.05</text:p>
          </table:table-cell>
          <table:table-cell office:value-type="float" office:value="0.03508772" calcext:value-type="float">
            <text:p>0.03508772</text:p>
          </table:table-cell>
          <table:table-cell table:number-columns-repeated="2"/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0.01459854" calcext:value-type="float">
            <text:p>0.01459854</text:p>
          </table:table-cell>
          <table:table-cell table:number-columns-repeated="2"/>
          <table:table-cell office:value-type="float" office:value="0.014440433" calcext:value-type="float">
            <text:p>0.014440433</text:p>
          </table:table-cell>
          <table:table-cell office:value-type="float" office:value="0.014234875" calcext:value-type="float">
            <text:p>0.014234875</text:p>
          </table:table-cell>
          <table:table-cell table:number-columns-repeated="7"/>
          <table:table-cell office:value-type="float" office:value="0.3" calcext:value-type="float">
            <text:p>0.3</text:p>
          </table:table-cell>
          <table:table-cell office:value-type="float" office:value="0.21052632" calcext:value-type="float">
            <text:p>0.21052632</text:p>
          </table:table-cell>
          <table:table-cell table:number-columns-repeated="2"/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0.01459854" calcext:value-type="float">
            <text:p>0.01459854</text:p>
          </table:table-cell>
          <table:table-cell office:value-type="float" office:value="0.021582734" calcext:value-type="float">
            <text:p>0.021582734</text:p>
          </table:table-cell>
          <table:table-cell office:value-type="float" office:value="0.029739777" calcext:value-type="float">
            <text:p>0.029739777</text:p>
          </table:table-cell>
          <table:table-cell table:number-columns-repeated="9"/>
          <table:table-cell office:value-type="float" office:value="0.15" calcext:value-type="float">
            <text:p>0.15</text:p>
          </table:table-cell>
          <table:table-cell office:value-type="float" office:value="0.16374269" calcext:value-type="float">
            <text:p>0.16374269</text:p>
          </table:table-cell>
          <table:table-cell table:number-columns-repeated="2"/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14869888" calcext:value-type="float">
            <text:p>0.014869888</text:p>
          </table:table-cell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18421052" calcext:value-type="float">
            <text:p>0.18421052</text:p>
          </table:table-cell>
          <table:table-cell table:number-columns-repeated="2"/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05755396" calcext:value-type="float">
            <text:p>0.05755396</text:p>
          </table:table-cell>
          <table:table-cell office:value-type="float" office:value="0.03717472" calcext:value-type="float">
            <text:p>0.03717472</text:p>
          </table:table-cell>
          <table:table-cell table:number-columns-repeated="6"/>
          <table:table-cell office:value-type="float" office:value="0.02930403" calcext:value-type="float">
            <text:p>0.0293040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2865497" calcext:value-type="float">
            <text:p>0.12865497</text:p>
          </table:table-cell>
          <table:table-cell table:number-columns-repeated="2"/>
          <table:table-cell office:value-type="float" office:value="0.21428572" calcext:value-type="float">
            <text:p>0.2142857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0.08759124" calcext:value-type="float">
            <text:p>0.08759124</text:p>
          </table:table-cell>
          <table:table-cell office:value-type="float" office:value="0.10071942" calcext:value-type="float">
            <text:p>0.10071942</text:p>
          </table:table-cell>
          <table:table-cell office:value-type="float" office:value="0.022304833" calcext:value-type="float">
            <text:p>0.022304833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24911031" calcext:value-type="float">
            <text:p>0.024911031</text:p>
          </table:table-cell>
          <table:table-cell table:number-columns-repeated="4"/>
          <table:table-cell office:value-type="float" office:value="0.02930403" calcext:value-type="float">
            <text:p>0.02930403</text:p>
          </table:table-cell>
          <table:table-cell table:number-columns-repeated="3"/>
          <table:table-cell office:value-type="float" office:value="0.10526316" calcext:value-type="float">
            <text:p>0.10526316</text:p>
          </table:table-cell>
          <table:table-cell table:number-columns-repeated="2"/>
          <table:table-cell office:value-type="float" office:value="0.17857143" calcext:value-type="float">
            <text:p>0.1785714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0.05839416" calcext:value-type="float">
            <text:p>0.05839416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05204461" calcext:value-type="float">
            <text:p>0.05204461</text:p>
          </table:table-cell>
          <table:table-cell table:number-columns-repeated="6"/>
          <table:table-cell office:value-type="float" office:value="0.014652015" calcext:value-type="float">
            <text:p>0.0146520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1438849" calcext:value-type="float">
            <text:p>0.1438849</text:p>
          </table:table-cell>
          <table:table-cell office:value-type="float" office:value="0.029739777" calcext:value-type="float">
            <text:p>0.029739777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10676157" calcext:value-type="float">
            <text:p>0.010676157</text:p>
          </table:table-cell>
          <table:table-cell table:number-columns-repeated="4"/>
          <table:table-cell office:value-type="float" office:value="0.09157509" calcext:value-type="float">
            <text:p>0.09157509</text:p>
          </table:table-cell>
          <table:table-cell table:number-columns-repeated="6"/>
          <table:table-cell office:value-type="float" office:value="0.16071428" calcext:value-type="float">
            <text:p>0.1607142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09665427" calcext:value-type="float">
            <text:p>0.09665427</text:p>
          </table:table-cell>
          <table:table-cell office:value-type="float" office:value="0.057761732" calcext:value-type="float">
            <text:p>0.057761732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14652015" calcext:value-type="float">
            <text:p>0.014652015</text:p>
          </table:table-cell>
          <table:table-cell office:value-type="float" office:value="0.02930403" calcext:value-type="float">
            <text:p>0.02930403</text:p>
          </table:table-cell>
          <table:table-cell table:number-columns-repeated="6"/>
          <table:table-cell office:value-type="float" office:value="0.071428575" calcext:value-type="float">
            <text:p>0.07142857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0.02189781" calcext:value-type="float">
            <text:p>0.02189781</text:p>
          </table:table-cell>
          <table:table-cell office:value-type="float" office:value="0.086330935" calcext:value-type="float">
            <text:p>0.086330935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057761732" calcext:value-type="float">
            <text:p>0.057761732</text:p>
          </table:table-cell>
          <table:table-cell table:number-columns-repeated="4"/>
          <table:table-cell office:value-type="float" office:value="0.043956045" calcext:value-type="float">
            <text:p>0.043956045</text:p>
          </table:table-cell>
          <table:table-cell office:value-type="float" office:value="0.02930403" calcext:value-type="float">
            <text:p>0.02930403</text:p>
          </table:table-cell>
          <table:table-cell table:number-columns-repeated="3"/>
          <table:table-cell office:value-type="float" office:value="0.0116959065" calcext:value-type="float">
            <text:p>0.0116959065</text:p>
          </table:table-cell>
          <table:table-cell table:number-columns-repeated="2"/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11510792" calcext:value-type="float">
            <text:p>0.11510792</text:p>
          </table:table-cell>
          <table:table-cell office:value-type="float" office:value="0.048327137" calcext:value-type="float">
            <text:p>0.048327137</text:p>
          </table:table-cell>
          <table:table-cell office:value-type="float" office:value="0.0433213" calcext:value-type="float">
            <text:p>0.0433213</text:p>
          </table:table-cell>
          <table:table-cell table:number-columns-repeated="3"/>
          <table:table-cell office:value-type="float" office:value="0.014492754" calcext:value-type="float">
            <text:p>0.014492754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5860806" calcext:value-type="float">
            <text:p>0.05860806</text:p>
          </table:table-cell>
          <table:table-cell table:number-columns-repeated="3"/>
          <table:table-cell office:value-type="float" office:value="0.058479533" calcext:value-type="float">
            <text:p>0.058479533</text:p>
          </table:table-cell>
          <table:table-cell office:value-type="float" office:value="0.5" calcext:value-type="float">
            <text:p>0.5</text:p>
          </table:table-cell>
          <table:table-cell office:value-type="float" office:value="0.046875" calcext:value-type="float">
            <text:p>0.046875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0.11678832" calcext:value-type="float">
            <text:p>0.11678832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8921933" calcext:value-type="float">
            <text:p>0.08921933</text:p>
          </table:table-cell>
          <table:table-cell office:value-type="float" office:value="0.079422385" calcext:value-type="float">
            <text:p>0.079422385</text:p>
          </table:table-cell>
          <table:table-cell office:value-type="float" office:value="0.049822062" calcext:value-type="float">
            <text:p>0.049822062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table:number-columns-repeated="2" office:value-type="float" office:value="0.07326008" calcext:value-type="float">
            <text:p>0.07326008</text:p>
          </table:table-cell>
          <table:table-cell table:number-columns-repeated="5"/>
          <table:table-cell office:value-type="float" office:value="0.03125" calcext:value-type="float">
            <text:p>0.03125</text:p>
          </table:table-cell>
          <table:table-cell/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0.0729927" calcext:value-type="float">
            <text:p>0.0729927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5762082" calcext:value-type="float">
            <text:p>0.05762082</text:p>
          </table:table-cell>
          <table:table-cell office:value-type="float" office:value="0.025270758" calcext:value-type="float">
            <text:p>0.025270758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table:number-columns-repeated="2" office:value-type="float" office:value="0.102564104" calcext:value-type="float">
            <text:p>0.102564104</text:p>
          </table:table-cell>
          <table:table-cell table:number-columns-repeated="5"/>
          <table:table-cell office:value-type="float" office:value="0.09375" calcext:value-type="float">
            <text:p>0.09375</text:p>
          </table:table-cell>
          <table:table-cell/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0.10218978" calcext:value-type="float">
            <text:p>0.10218978</text:p>
          </table:table-cell>
          <table:table-cell office:value-type="float" office:value="0.07194245" calcext:value-type="float">
            <text:p>0.07194245</text:p>
          </table:table-cell>
          <table:table-cell office:value-type="float" office:value="0.03717472" calcext:value-type="float">
            <text:p>0.03717472</text:p>
          </table:table-cell>
          <table:table-cell office:value-type="float" office:value="0.11191336" calcext:value-type="float">
            <text:p>0.11191336</text:p>
          </table:table-cell>
          <table:table-cell office:value-type="float" office:value="0.03914591" calcext:value-type="float">
            <text:p>0.03914591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13186814" calcext:value-type="float">
            <text:p>0.13186814</text:p>
          </table:table-cell>
          <table:table-cell table:number-columns-repeated="5"/>
          <table:table-cell office:value-type="float" office:value="0.03125" calcext:value-type="float">
            <text:p>0.03125</text:p>
          </table:table-cell>
          <table:table-cell/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0.02919708" calcext:value-type="float">
            <text:p>0.02919708</text:p>
          </table:table-cell>
          <table:table-cell office:value-type="float" office:value="0.043165468" calcext:value-type="float">
            <text:p>0.043165468</text:p>
          </table:table-cell>
          <table:table-cell office:value-type="float" office:value="0.05204461" calcext:value-type="float">
            <text:p>0.05204461</text:p>
          </table:table-cell>
          <table:table-cell office:value-type="float" office:value="0.11191336" calcext:value-type="float">
            <text:p>0.11191336</text:p>
          </table:table-cell>
          <table:table-cell office:value-type="float" office:value="0.049822062" calcext:value-type="float">
            <text:p>0.049822062</text:p>
          </table:table-cell>
          <table:table-cell table:number-columns-repeated="2"/>
          <table:table-cell office:value-type="float" office:value="0.08695652" calcext:value-type="float">
            <text:p>0.08695652</text:p>
          </table:table-cell>
          <table:table-cell office:value-type="float" office:value="0.24908425" calcext:value-type="float">
            <text:p>0.24908425</text:p>
          </table:table-cell>
          <table:table-cell office:value-type="float" office:value="0.102564104" calcext:value-type="float">
            <text:p>0.102564104</text:p>
          </table:table-cell>
          <table:table-cell table:number-columns-repeated="7"/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0.04379562" calcext:value-type="float">
            <text:p>0.04379562</text:p>
          </table:table-cell>
          <table:table-cell office:value-type="float" office:value="0.01438849" calcext:value-type="float">
            <text:p>0.01438849</text:p>
          </table:table-cell>
          <table:table-cell office:value-type="float" office:value="0.09665427" calcext:value-type="float">
            <text:p>0.09665427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035587188" calcext:value-type="float">
            <text:p>0.0035587188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8791209" calcext:value-type="float">
            <text:p>0.08791209</text:p>
          </table:table-cell>
          <table:table-cell office:value-type="float" office:value="0.05860806" calcext:value-type="float">
            <text:p>0.05860806</text:p>
          </table:table-cell>
          <table:table-cell table:number-columns-repeated="7"/>
        </table:table-row>
        <table:table-row table:style-name="ro1">
          <table:table-cell office:value-type="float" office:value="-68" calcext:value-type="float">
            <text:p>-68</text:p>
          </table:table-cell>
          <table:table-cell/>
          <table:table-cell office:value-type="float" office:value="0.043165468" calcext:value-type="float">
            <text:p>0.043165468</text:p>
          </table:table-cell>
          <table:table-cell office:value-type="float" office:value="0.111524165" calcext:value-type="float">
            <text:p>0.111524165</text:p>
          </table:table-cell>
          <table:table-cell office:value-type="float" office:value="0.09386282" calcext:value-type="float">
            <text:p>0.09386282</text:p>
          </table:table-cell>
          <table:table-cell office:value-type="float" office:value="0.042704627" calcext:value-type="float">
            <text:p>0.042704627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43956045" calcext:value-type="float">
            <text:p>0.043956045</text:p>
          </table:table-cell>
          <table:table-cell table:number-columns-repeated="7"/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0.04379562" calcext:value-type="float">
            <text:p>0.04379562</text:p>
          </table:table-cell>
          <table:table-cell/>
          <table:table-cell office:value-type="float" office:value="0.022304833" calcext:value-type="float">
            <text:p>0.022304833</text:p>
          </table:table-cell>
          <table:table-cell office:value-type="float" office:value="0.054151624" calcext:value-type="float">
            <text:p>0.054151624</text:p>
          </table:table-cell>
          <table:table-cell office:value-type="float" office:value="0.053380784" calcext:value-type="float">
            <text:p>0.053380784</text:p>
          </table:table-cell>
          <table:table-cell/>
          <table:table-cell office:value-type="float" office:value="0.014234875" calcext:value-type="float">
            <text:p>0.014234875</text:p>
          </table:table-cell>
          <table:table-cell office:value-type="float" office:value="0.028985508" calcext:value-type="float">
            <text:p>0.028985508</text:p>
          </table:table-cell>
          <table:table-cell office:value-type="float" office:value="0.05860806" calcext:value-type="float">
            <text:p>0.05860806</text:p>
          </table:table-cell>
          <table:table-cell office:value-type="float" office:value="0.08791209" calcext:value-type="float">
            <text:p>0.08791209</text:p>
          </table:table-cell>
          <table:table-cell table:number-columns-repeated="5"/>
          <table:table-cell office:value-type="float" office:value="0.015625" calcext:value-type="float">
            <text:p>0.015625</text:p>
          </table:table-cell>
          <table:table-cell/>
        </table:table-row>
        <table:table-row table:style-name="ro1">
          <table:table-cell office:value-type="float" office:value="-66" calcext:value-type="float">
            <text:p>-66</text:p>
          </table:table-cell>
          <table:table-cell/>
          <table:table-cell office:value-type="float" office:value="0.01438849" calcext:value-type="float">
            <text:p>0.01438849</text:p>
          </table:table-cell>
          <table:table-cell office:value-type="float" office:value="0.039033458" calcext:value-type="float">
            <text:p>0.039033458</text:p>
          </table:table-cell>
          <table:table-cell office:value-type="float" office:value="0.07220217" calcext:value-type="float">
            <text:p>0.07220217</text:p>
          </table:table-cell>
          <table:table-cell office:value-type="float" office:value="0.071174376" calcext:value-type="float">
            <text:p>0.071174376</text:p>
          </table:table-cell>
          <table:table-cell table:number-columns-repeated="2"/>
          <table:table-cell office:value-type="float" office:value="0.028985508" calcext:value-type="float">
            <text:p>0.028985508</text:p>
          </table:table-cell>
          <table:table-cell office:value-type="float" office:value="0.043956045" calcext:value-type="float">
            <text:p>0.043956045</text:p>
          </table:table-cell>
          <table:table-cell office:value-type="float" office:value="0.07326008" calcext:value-type="float">
            <text:p>0.07326008</text:p>
          </table:table-cell>
          <table:table-cell table:number-columns-repeated="7"/>
        </table:table-row>
        <table:table-row table:style-name="ro1">
          <table:table-cell office:value-type="float" office:value="-65" calcext:value-type="float">
            <text:p>-65</text:p>
          </table:table-cell>
          <table:table-cell table:number-columns-repeated="2"/>
          <table:table-cell office:value-type="float" office:value="0.014869888" calcext:value-type="float">
            <text:p>0.014869888</text:p>
          </table:table-cell>
          <table:table-cell office:value-type="float" office:value="0.0433213" calcext:value-type="float">
            <text:p>0.0433213</text:p>
          </table:table-cell>
          <table:table-cell office:value-type="float" office:value="0.042704627" calcext:value-type="float">
            <text:p>0.042704627</text:p>
          </table:table-cell>
          <table:table-cell table:number-columns-repeated="2"/>
          <table:table-cell office:value-type="float" office:value="0.11594203" calcext:value-type="float">
            <text:p>0.11594203</text:p>
          </table:table-cell>
          <table:table-cell office:value-type="float" office:value="0.07326008" calcext:value-type="float">
            <text:p>0.07326008</text:p>
          </table:table-cell>
          <table:table-cell office:value-type="float" office:value="0.02930403" calcext:value-type="float">
            <text:p>0.02930403</text:p>
          </table:table-cell>
          <table:table-cell table:number-columns-repeated="3"/>
          <table:table-cell office:value-type="float" office:value="0.0116959065" calcext:value-type="float">
            <text:p>0.0116959065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float" office:value="-64" calcext:value-type="float">
            <text:p>-64</text:p>
          </table:table-cell>
          <table:table-cell table:number-columns-repeated="2"/>
          <table:table-cell office:value-type="float" office:value="0.007434944" calcext:value-type="float">
            <text:p>0.007434944</text:p>
          </table:table-cell>
          <table:table-cell office:value-type="float" office:value="0.028880866" calcext:value-type="float">
            <text:p>0.028880866</text:p>
          </table:table-cell>
          <table:table-cell office:value-type="float" office:value="0.014234875" calcext:value-type="float">
            <text:p>0.014234875</text:p>
          </table:table-cell>
          <table:table-cell table:number-columns-repeated="2"/>
          <table:table-cell office:value-type="float" office:value="0.014492754" calcext:value-type="float">
            <text:p>0.014492754</text:p>
          </table:table-cell>
          <table:table-cell office:value-type="float" office:value="0.02930403" calcext:value-type="float">
            <text:p>0.02930403</text:p>
          </table:table-cell>
          <table:table-cell table:number-columns-repeated="4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63" calcext:value-type="float">
            <text:p>-63</text:p>
          </table:table-cell>
          <table:table-cell table:number-columns-repeated="2"/>
          <table:table-cell office:value-type="float" office:value="0.05204461" calcext:value-type="float">
            <text:p>0.05204461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table:number-columns-repeated="2"/>
          <table:table-cell office:value-type="float" office:value="0.04347826" calcext:value-type="float">
            <text:p>0.04347826</text:p>
          </table:table-cell>
          <table:table-cell office:value-type="float" office:value="0.02930403" calcext:value-type="float">
            <text:p>0.02930403</text:p>
          </table:table-cell>
          <table:table-cell table:number-columns-repeated="4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62" calcext:value-type="float">
            <text:p>-62</text:p>
          </table:table-cell>
          <table:table-cell table:number-columns-repeated="2"/>
          <table:table-cell office:value-type="float" office:value="0.014869888" calcext:value-type="float">
            <text:p>0.014869888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569395" calcext:value-type="float">
            <text:p>0.0569395</text:p>
          </table:table-cell>
          <table:table-cell table:number-columns-repeated="2"/>
          <table:table-cell office:value-type="float" office:value="0.10144927" calcext:value-type="float">
            <text:p>0.10144927</text:p>
          </table:table-cell>
          <table:table-cell office:value-type="float" office:value="0.014652015" calcext:value-type="float">
            <text:p>0.014652015</text:p>
          </table:table-cell>
          <table:table-cell table:number-columns-repeated="4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61" calcext:value-type="float">
            <text:p>-61</text:p>
          </table:table-cell>
          <table:table-cell table:number-columns-repeated="2"/>
          <table:table-cell office:value-type="float" office:value="0.007434944" calcext:value-type="float">
            <text:p>0.007434944</text:p>
          </table:table-cell>
          <table:table-cell office:value-type="float" office:value="0.014440433" calcext:value-type="float">
            <text:p>0.014440433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13043478" calcext:value-type="float">
            <text:p>0.13043478</text:p>
          </table:table-cell>
          <table:table-cell office:value-type="float" office:value="0.0036630037" calcext:value-type="float">
            <text:p>0.0036630037</text:p>
          </table:table-cell>
          <table:table-cell table:number-columns-repeated="8"/>
        </table:table-row>
        <table:table-row table:style-name="ro1">
          <table:table-cell office:value-type="float" office:value="-60" calcext:value-type="float">
            <text:p>-60</text:p>
          </table:table-cell>
          <table:table-cell table:number-columns-repeated="2"/>
          <table:table-cell office:value-type="float" office:value="0.007434944" calcext:value-type="float">
            <text:p>0.007434944</text:p>
          </table:table-cell>
          <table:table-cell office:value-type="float" office:value="0.0072202166" calcext:value-type="float">
            <text:p>0.0072202166</text:p>
          </table:table-cell>
          <table:table-cell table:number-columns-repeated="2"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13043478" calcext:value-type="float">
            <text:p>0.13043478</text:p>
          </table:table-cell>
          <table:table-cell/>
          <table:table-cell office:value-type="float" office:value="0.014652015" calcext:value-type="float">
            <text:p>0.014652015</text:p>
          </table:table-cell>
          <table:table-cell table:number-columns-repeated="7"/>
        </table:table-row>
        <table:table-row table:style-name="ro1">
          <table:table-cell office:value-type="float" office:value="-59" calcext:value-type="float">
            <text:p>-59</text:p>
          </table:table-cell>
          <table:table-cell table:number-columns-repeated="4"/>
          <table:table-cell office:value-type="float" office:value="0.071174376" calcext:value-type="float">
            <text:p>0.071174376</text:p>
          </table:table-cell>
          <table:table-cell table:number-columns-repeated="2" office:value-type="float" office:value="0.042704627" calcext:value-type="float">
            <text:p>0.042704627</text:p>
          </table:table-cell>
          <table:table-cell office:value-type="float" office:value="0.057971016" calcext:value-type="float">
            <text:p>0.057971016</text:p>
          </table:table-cell>
          <table:table-cell table:number-columns-repeated="9"/>
        </table:table-row>
        <table:table-row table:style-name="ro1">
          <table:table-cell office:value-type="float" office:value="-58" calcext:value-type="float">
            <text:p>-58</text:p>
          </table:table-cell>
          <table:table-cell table:number-columns-repeated="4"/>
          <table:table-cell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2846975" calcext:value-type="float">
            <text:p>0.02846975</text:p>
          </table:table-cell>
          <table:table-cell office:value-type="float" office:value="0.014492754" calcext:value-type="float">
            <text:p>0.014492754</text:p>
          </table:table-cell>
          <table:table-cell table:number-columns-repeated="9"/>
        </table:table-row>
        <table:table-row table:style-name="ro1">
          <table:table-cell office:value-type="float" office:value="-57" calcext:value-type="float">
            <text:p>-57</text:p>
          </table:table-cell>
          <table:table-cell table:number-columns-repeated="4"/>
          <table:table-cell table:number-columns-repeated="2" office:value-type="float" office:value="0.014234875" calcext:value-type="float">
            <text:p>0.014234875</text:p>
          </table:table-cell>
          <table:table-cell/>
          <table:table-cell office:value-type="float" office:value="0.072463766" calcext:value-type="float">
            <text:p>0.072463766</text:p>
          </table:table-cell>
          <table:table-cell table:number-columns-repeated="9"/>
        </table:table-row>
        <table:table-row table:style-name="ro1">
          <table:table-cell office:value-type="float" office:value="-56" calcext:value-type="float">
            <text:p>-56</text:p>
          </table:table-cell>
          <table:table-cell table:number-columns-repeated="4"/>
          <table:table-cell office:value-type="float" office:value="0.042704627" calcext:value-type="float">
            <text:p>0.042704627</text:p>
          </table:table-cell>
          <table:table-cell office:value-type="float" office:value="0.014234875" calcext:value-type="float">
            <text:p>0.014234875</text:p>
          </table:table-cell>
          <table:table-cell office:value-type="float" office:value="0.02846975" calcext:value-type="float">
            <text:p>0.02846975</text:p>
          </table:table-cell>
          <table:table-cell table:number-columns-repeated="6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55" calcext:value-type="float">
            <text:p>-55</text:p>
          </table:table-cell>
          <table:table-cell table:number-columns-repeated="4"/>
          <table:table-cell table:number-columns-repeated="2" office:value-type="float" office:value="0.042704627" calcext:value-type="float">
            <text:p>0.042704627</text:p>
          </table:table-cell>
          <table:table-cell office:value-type="float" office:value="0.071174376" calcext:value-type="float">
            <text:p>0.071174376</text:p>
          </table:table-cell>
          <table:table-cell table:number-columns-repeated="10"/>
        </table:table-row>
        <table:table-row table:style-name="ro1">
          <table:table-cell office:value-type="float" office:value="-54" calcext:value-type="float">
            <text:p>-54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office:value-type="float" office:value="0.0071174377" calcext:value-type="float">
            <text:p>0.0071174377</text:p>
          </table:table-cell>
          <table:table-cell office:value-type="float" office:value="0.071174376" calcext:value-type="float">
            <text:p>0.071174376</text:p>
          </table:table-cell>
          <table:table-cell office:value-type="float" office:value="0.04347826" calcext:value-type="float">
            <text:p>0.04347826</text:p>
          </table:table-cell>
          <table:table-cell table:number-columns-repeated="5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53" calcext:value-type="float">
            <text:p>-53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085409254" calcext:value-type="float">
            <text:p>0.085409254</text:p>
          </table:table-cell>
          <table:table-cell office:value-type="float" office:value="0.014492754" calcext:value-type="float">
            <text:p>0.014492754</text:p>
          </table:table-cell>
          <table:table-cell table:number-columns-repeated="9"/>
        </table:table-row>
        <table:table-row table:style-name="ro1">
          <table:table-cell office:value-type="float" office:value="-52" calcext:value-type="float">
            <text:p>-52</text:p>
          </table:table-cell>
          <table:table-cell table:number-columns-repeated="4"/>
          <table:table-cell table:number-columns-repeated="2" office:value-type="float" office:value="0.014234875" calcext:value-type="float">
            <text:p>0.014234875</text:p>
          </table:table-cell>
          <table:table-cell office:value-type="float" office:value="0.071174376" calcext:value-type="float">
            <text:p>0.071174376</text:p>
          </table:table-cell>
          <table:table-cell table:number-columns-repeated="10"/>
        </table:table-row>
        <table:table-row table:style-name="ro1">
          <table:table-cell office:value-type="float" office:value="-51" calcext:value-type="float">
            <text:p>-51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569395" calcext:value-type="float">
            <text:p>0.0569395</text:p>
          </table:table-cell>
          <table:table-cell office:value-type="float" office:value="0.099644125" calcext:value-type="float">
            <text:p>0.099644125</text:p>
          </table:table-cell>
          <table:table-cell table:number-columns-repeated="10"/>
        </table:table-row>
        <table:table-row table:style-name="ro1">
          <table:table-cell office:value-type="float" office:value="-50" calcext:value-type="float">
            <text:p>-50</text:p>
          </table:table-cell>
          <table:table-cell table:number-columns-repeated="4"/>
          <table:table-cell office:value-type="float" office:value="0.02846975" calcext:value-type="float">
            <text:p>0.02846975</text:p>
          </table:table-cell>
          <table:table-cell office:value-type="float" office:value="0.042704627" calcext:value-type="float">
            <text:p>0.042704627</text:p>
          </table:table-cell>
          <table:table-cell office:value-type="float" office:value="0.017793594" calcext:value-type="float">
            <text:p>0.017793594</text:p>
          </table:table-cell>
          <table:table-cell table:number-columns-repeated="6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office:value-type="float" office:value="-49" calcext:value-type="float">
            <text:p>-49</text:p>
          </table:table-cell>
          <table:table-cell table:number-columns-repeated="4"/>
          <table:table-cell office:value-type="float" office:value="0.014234875" calcext:value-type="float">
            <text:p>0.014234875</text:p>
          </table:table-cell>
          <table:table-cell office:value-type="float" office:value="0.099644125" calcext:value-type="float">
            <text:p>0.099644125</text:p>
          </table:table-cell>
          <table:table-cell office:value-type="float" office:value="0.113879" calcext:value-type="float">
            <text:p>0.113879</text:p>
          </table:table-cell>
          <table:table-cell table:number-columns-repeated="6"/>
          <table:table-cell office:value-type="float" office:value="0.00877193" calcext:value-type="float">
            <text:p>0.00877193</text:p>
          </table:table-cell>
          <table:table-cell table:number-columns-repeated="3"/>
        </table:table-row>
        <table:table-row table:style-name="ro1">
          <table:table-cell office:value-type="float" office:value="-48" calcext:value-type="float">
            <text:p>-48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office:value-type="float" office:value="0.042704627" calcext:value-type="float">
            <text:p>0.042704627</text:p>
          </table:table-cell>
          <table:table-cell table:number-columns-repeated="10"/>
        </table:table-row>
        <table:table-row table:style-name="ro1">
          <table:table-cell office:value-type="float" office:value="-47" calcext:value-type="float">
            <text:p>-47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  <table:table-row table:style-name="ro1">
          <table:table-cell office:value-type="float" office:value="-46" calcext:value-type="float">
            <text:p>-46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71174376" calcext:value-type="float">
            <text:p>0.071174376</text:p>
          </table:table-cell>
          <table:table-cell table:number-columns-repeated="10"/>
        </table:table-row>
        <table:table-row table:style-name="ro1">
          <table:table-cell office:value-type="float" office:value="-45" calcext:value-type="float">
            <text:p>-45</text:p>
          </table:table-cell>
          <table:table-cell table:number-columns-repeated="5"/>
          <table:table-cell office:value-type="float" office:value="0.085409254" calcext:value-type="float">
            <text:p>0.085409254</text:p>
          </table:table-cell>
          <table:table-cell office:value-type="float" office:value="0.0569395" calcext:value-type="float">
            <text:p>0.0569395</text:p>
          </table:table-cell>
          <table:table-cell table:number-columns-repeated="10"/>
        </table:table-row>
        <table:table-row table:style-name="ro1">
          <table:table-cell office:value-type="float" office:value="-44" calcext:value-type="float">
            <text:p>-44</text:p>
          </table:table-cell>
          <table:table-cell table:number-columns-repeated="5"/>
          <table:table-cell office:value-type="float" office:value="0.081850536" calcext:value-type="float">
            <text:p>0.081850536</text:p>
          </table:table-cell>
          <table:table-cell office:value-type="float" office:value="0.0569395" calcext:value-type="float">
            <text:p>0.0569395</text:p>
          </table:table-cell>
          <table:table-cell table:number-columns-repeated="10"/>
        </table:table-row>
        <table:table-row table:style-name="ro1">
          <table:table-cell office:value-type="float" office:value="-43" calcext:value-type="float">
            <text:p>-43</text:p>
          </table:table-cell>
          <table:table-cell table:number-columns-repeated="5"/>
          <table:table-cell table:number-columns-repeated="2" office:value-type="float" office:value="0.0569395" calcext:value-type="float">
            <text:p>0.0569395</text:p>
          </table:table-cell>
          <table:table-cell table:number-columns-repeated="10"/>
        </table:table-row>
        <table:table-row table:style-name="ro1">
          <table:table-cell office:value-type="float" office:value="-42" calcext:value-type="float">
            <text:p>-42</text:p>
          </table:table-cell>
          <table:table-cell table:number-columns-repeated="5"/>
          <table:table-cell table:number-columns-repeated="2" office:value-type="float" office:value="0.014234875" calcext:value-type="float">
            <text:p>0.014234875</text:p>
          </table:table-cell>
          <table:table-cell table:number-columns-repeated="10"/>
        </table:table-row>
        <table:table-row table:style-name="ro1">
          <table:table-cell office:value-type="float" office:value="-41" calcext:value-type="float">
            <text:p>-41</text:p>
          </table:table-cell>
          <table:table-cell table:number-columns-repeated="5"/>
          <table:table-cell office:value-type="float" office:value="0.0569395" calcext:value-type="float">
            <text:p>0.056939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10"/>
        </table:table-row>
        <table:table-row table:style-name="ro1">
          <table:table-cell office:value-type="float" office:value="-40" calcext:value-type="float">
            <text:p>-40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table:number-columns-repeated="11"/>
        </table:table-row>
        <table:table-row table:style-name="ro1">
          <table:table-cell office:value-type="float" office:value="-39" calcext:value-type="float">
            <text:p>-39</text:p>
          </table:table-cell>
          <table:table-cell table:number-columns-repeated="5"/>
          <table:table-cell office:value-type="float" office:value="0.014234875" calcext:value-type="float">
            <text:p>0.014234875</text:p>
          </table:table-cell>
          <table:table-cell table:number-columns-repeated="11"/>
        </table:table-row>
        <table:table-row table:style-name="ro1">
          <table:table-cell office:value-type="float" office:value="-38" calcext:value-type="float">
            <text:p>-38</text:p>
          </table:table-cell>
          <table:table-cell table:number-columns-repeated="5"/>
          <table:table-cell office:value-type="float" office:value="0.02846975" calcext:value-type="float">
            <text:p>0.02846975</text:p>
          </table:table-cell>
          <table:table-cell office:value-type="float" office:value="0.014234875" calcext:value-type="float">
            <text:p>0.014234875</text:p>
          </table:table-cell>
          <table:table-cell table:number-columns-repeated="6"/>
          <table:table-cell office:value-type="float" office:value="0.0116959065" calcext:value-type="float">
            <text:p>0.0116959065</text:p>
          </table:table-cell>
          <table:table-cell table:number-columns-repeated="3"/>
        </table:table-row>
        <table:table-row table:style-name="ro1">
          <table:table-cell table:number-columns-repeated="18"/>
        </table:table-row>
        <table:table-row table:style-name="ro1" table:visibility="collapse">
          <table:table-cell table:number-columns-repeated="18"/>
        </table:table-row>
      </table:table>
      <table:table table:name="c1" table:style-name="ta1"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4" calcext:value-type="float">
            <text:p>4</text:p>
          </table:table-cell>
          <table:table-cell office:value-type="float" office:value="0.01459854" calcext:value-type="float">
            <text:p>0.01459854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0.0729927" calcext:value-type="float">
            <text:p>0.072992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4" calcext:value-type="float">
            <text:p>24</text:p>
          </table:table-cell>
          <table:table-cell office:value-type="float" office:value="0.08759124" calcext:value-type="float">
            <text:p>0.08759124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6" calcext:value-type="float">
            <text:p>16</text:p>
          </table:table-cell>
          <table:table-cell office:value-type="float" office:value="0.05839416" calcext:value-type="float">
            <text:p>0.05839416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6" calcext:value-type="float">
            <text:p>6</text:p>
          </table:table-cell>
          <table:table-cell office:value-type="float" office:value="0.02189781" calcext:value-type="float">
            <text:p>0.0218978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32" calcext:value-type="float">
            <text:p>32</text:p>
          </table:table-cell>
          <table:table-cell office:value-type="float" office:value="0.11678832" calcext:value-type="float">
            <text:p>0.1167883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0" calcext:value-type="float">
            <text:p>20</text:p>
          </table:table-cell>
          <table:table-cell office:value-type="float" office:value="0.0729927" calcext:value-type="float">
            <text:p>0.0729927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8" calcext:value-type="float">
            <text:p>28</text:p>
          </table:table-cell>
          <table:table-cell office:value-type="float" office:value="0.10218978" calcext:value-type="float">
            <text:p>0.10218978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8" calcext:value-type="float">
            <text:p>8</text:p>
          </table:table-cell>
          <table:table-cell office:value-type="float" office:value="0.02919708" calcext:value-type="float">
            <text:p>0.0291970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0.04379562" calcext:value-type="float">
            <text:p>0.0437956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2" calcext:value-type="float">
            <text:p>12</text:p>
          </table:table-cell>
          <table:table-cell office:value-type="float" office:value="0.04379562" calcext:value-type="float">
            <text:p>0.04379562</text:p>
          </table:table-cell>
        </table:table-row>
      </table:table>
      <table:table table:name="c2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6" calcext:value-type="float">
            <text:p>6</text:p>
          </table:table-cell>
          <table:table-cell office:value-type="float" office:value="0.021582734" calcext:value-type="float">
            <text:p>0.021582734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16" calcext:value-type="float">
            <text:p>16</text:p>
          </table:table-cell>
          <table:table-cell office:value-type="float" office:value="0.05755396" calcext:value-type="float">
            <text:p>0.05755396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6" calcext:value-type="float">
            <text:p>16</text:p>
          </table:table-cell>
          <table:table-cell office:value-type="float" office:value="0.05755396" calcext:value-type="float">
            <text:p>0.05755396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28" calcext:value-type="float">
            <text:p>28</text:p>
          </table:table-cell>
          <table:table-cell office:value-type="float" office:value="0.10071942" calcext:value-type="float">
            <text:p>0.1007194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12" calcext:value-type="float">
            <text:p>12</text:p>
          </table:table-cell>
          <table:table-cell office:value-type="float" office:value="0.043165468" calcext:value-type="float">
            <text:p>0.043165468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40" calcext:value-type="float">
            <text:p>40</text:p>
          </table:table-cell>
          <table:table-cell office:value-type="float" office:value="0.1438849" calcext:value-type="float">
            <text:p>0.143884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24" calcext:value-type="float">
            <text:p>24</text:p>
          </table:table-cell>
          <table:table-cell office:value-type="float" office:value="0.086330935" calcext:value-type="float">
            <text:p>0.08633093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4" calcext:value-type="float">
            <text:p>24</text:p>
          </table:table-cell>
          <table:table-cell office:value-type="float" office:value="0.086330935" calcext:value-type="float">
            <text:p>0.08633093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32" calcext:value-type="float">
            <text:p>32</text:p>
          </table:table-cell>
          <table:table-cell office:value-type="float" office:value="0.11510792" calcext:value-type="float">
            <text:p>0.11510792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0" calcext:value-type="float">
            <text:p>20</text:p>
          </table:table-cell>
          <table:table-cell office:value-type="float" office:value="0.07194245" calcext:value-type="float">
            <text:p>0.0719424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0.07194245" calcext:value-type="float">
            <text:p>0.07194245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2" calcext:value-type="float">
            <text:p>12</text:p>
          </table:table-cell>
          <table:table-cell office:value-type="float" office:value="0.043165468" calcext:value-type="float">
            <text:p>0.043165468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3165468" calcext:value-type="float">
            <text:p>0.04316546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4" calcext:value-type="float">
            <text:p>4</text:p>
          </table:table-cell>
          <table:table-cell office:value-type="float" office:value="0.01438849" calcext:value-type="float">
            <text:p>0.01438849</text:p>
          </table:table-cell>
        </table:table-row>
      </table:table>
      <table:table table:name="c3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6" calcext:value-type="float">
            <text:p>16</text:p>
          </table:table-cell>
          <table:table-cell office:value-type="float" office:value="0.029739777" calcext:value-type="float">
            <text:p>0.02973977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20" calcext:value-type="float">
            <text:p>20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2" calcext:value-type="float">
            <text:p>12</text:p>
          </table:table-cell>
          <table:table-cell office:value-type="float" office:value="0.022304833" calcext:value-type="float">
            <text:p>0.02230483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6" calcext:value-type="float">
            <text:p>16</text:p>
          </table:table-cell>
          <table:table-cell office:value-type="float" office:value="0.029739777" calcext:value-type="float">
            <text:p>0.02973977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52" calcext:value-type="float">
            <text:p>52</text:p>
          </table:table-cell>
          <table:table-cell office:value-type="float" office:value="0.09665427" calcext:value-type="float">
            <text:p>0.09665427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6" calcext:value-type="float">
            <text:p>26</text:p>
          </table:table-cell>
          <table:table-cell office:value-type="float" office:value="0.048327137" calcext:value-type="float">
            <text:p>0.04832713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8" calcext:value-type="float">
            <text:p>48</text:p>
          </table:table-cell>
          <table:table-cell office:value-type="float" office:value="0.08921933" calcext:value-type="float">
            <text:p>0.08921933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31" calcext:value-type="float">
            <text:p>31</text:p>
          </table:table-cell>
          <table:table-cell office:value-type="float" office:value="0.05762082" calcext:value-type="float">
            <text:p>0.05762082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20" calcext:value-type="float">
            <text:p>20</text:p>
          </table:table-cell>
          <table:table-cell office:value-type="float" office:value="0.03717472" calcext:value-type="float">
            <text:p>0.03717472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52" calcext:value-type="float">
            <text:p>52</text:p>
          </table:table-cell>
          <table:table-cell office:value-type="float" office:value="0.09665427" calcext:value-type="float">
            <text:p>0.09665427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60" calcext:value-type="float">
            <text:p>60</text:p>
          </table:table-cell>
          <table:table-cell office:value-type="float" office:value="0.111524165" calcext:value-type="float">
            <text:p>0.11152416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2" calcext:value-type="float">
            <text:p>12</text:p>
          </table:table-cell>
          <table:table-cell office:value-type="float" office:value="0.022304833" calcext:value-type="float">
            <text:p>0.022304833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1" calcext:value-type="float">
            <text:p>21</text:p>
          </table:table-cell>
          <table:table-cell office:value-type="float" office:value="0.039033458" calcext:value-type="float">
            <text:p>0.03903345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28" calcext:value-type="float">
            <text:p>28</text:p>
          </table:table-cell>
          <table:table-cell office:value-type="float" office:value="0.05204461" calcext:value-type="float">
            <text:p>0.05204461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8" calcext:value-type="float">
            <text:p>8</text:p>
          </table:table-cell>
          <table:table-cell office:value-type="float" office:value="0.014869888" calcext:value-type="float">
            <text:p>0.014869888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07434944" calcext:value-type="float">
            <text:p>0.007434944</text:p>
          </table:table-cell>
        </table:table-row>
      </table:table>
      <table:table table:name="c4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15" calcext:value-type="float">
            <text:p>15</text:p>
          </table:table-cell>
          <table:table-cell office:value-type="float" office:value="0.054151624" calcext:value-type="float">
            <text:p>0.054151624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6" calcext:value-type="float">
            <text:p>16</text:p>
          </table:table-cell>
          <table:table-cell office:value-type="float" office:value="0.057761732" calcext:value-type="float">
            <text:p>0.057761732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6" calcext:value-type="float">
            <text:p>16</text:p>
          </table:table-cell>
          <table:table-cell office:value-type="float" office:value="0.057761732" calcext:value-type="float">
            <text:p>0.057761732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2" calcext:value-type="float">
            <text:p>22</text:p>
          </table:table-cell>
          <table:table-cell office:value-type="float" office:value="0.079422385" calcext:value-type="float">
            <text:p>0.07942238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7" calcext:value-type="float">
            <text:p>7</text:p>
          </table:table-cell>
          <table:table-cell office:value-type="float" office:value="0.025270758" calcext:value-type="float">
            <text:p>0.025270758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1" calcext:value-type="float">
            <text:p>31</text:p>
          </table:table-cell>
          <table:table-cell office:value-type="float" office:value="0.11191336" calcext:value-type="float">
            <text:p>0.1119133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31" calcext:value-type="float">
            <text:p>31</text:p>
          </table:table-cell>
          <table:table-cell office:value-type="float" office:value="0.11191336" calcext:value-type="float">
            <text:p>0.11191336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6" calcext:value-type="float">
            <text:p>26</text:p>
          </table:table-cell>
          <table:table-cell office:value-type="float" office:value="0.09386282" calcext:value-type="float">
            <text:p>0.09386282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5" calcext:value-type="float">
            <text:p>15</text:p>
          </table:table-cell>
          <table:table-cell office:value-type="float" office:value="0.054151624" calcext:value-type="float">
            <text:p>0.05415162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  <table:table-cell office:value-type="float" office:value="0.07220217" calcext:value-type="float">
            <text:p>0.07220217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2" calcext:value-type="float">
            <text:p>12</text:p>
          </table:table-cell>
          <table:table-cell office:value-type="float" office:value="0.0433213" calcext:value-type="float">
            <text:p>0.043321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8880866" calcext:value-type="float">
            <text:p>0.028880866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440433" calcext:value-type="float">
            <text:p>0.01444043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2" calcext:value-type="float">
            <text:p>2</text:p>
          </table:table-cell>
          <table:table-cell office:value-type="float" office:value="0.0072202166" calcext:value-type="float">
            <text:p>0.0072202166</text:p>
          </table:table-cell>
        </table:table-row>
      </table:table>
      <table:table table:name="c5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7" calcext:value-type="float">
            <text:p>7</text:p>
          </table:table-cell>
          <table:table-cell office:value-type="float" office:value="0.024911031" calcext:value-type="float">
            <text:p>0.024911031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" calcext:value-type="float">
            <text:p>3</text:p>
          </table:table-cell>
          <table:table-cell office:value-type="float" office:value="0.010676157" calcext:value-type="float">
            <text:p>0.010676157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14" calcext:value-type="float">
            <text:p>14</text:p>
          </table:table-cell>
          <table:table-cell office:value-type="float" office:value="0.049822062" calcext:value-type="float">
            <text:p>0.049822062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1" calcext:value-type="float">
            <text:p>11</text:p>
          </table:table-cell>
          <table:table-cell office:value-type="float" office:value="0.03914591" calcext:value-type="float">
            <text:p>0.03914591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14" calcext:value-type="float">
            <text:p>14</text:p>
          </table:table-cell>
          <table:table-cell office:value-type="float" office:value="0.049822062" calcext:value-type="float">
            <text:p>0.04982206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" calcext:value-type="float">
            <text:p>1</text:p>
          </table:table-cell>
          <table:table-cell office:value-type="float" office:value="0.0035587188" calcext:value-type="float">
            <text:p>0.0035587188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5" calcext:value-type="float">
            <text:p>15</text:p>
          </table:table-cell>
          <table:table-cell office:value-type="float" office:value="0.053380784" calcext:value-type="float">
            <text:p>0.053380784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6" table:style-name="ta1">
        <table:table-column table:style-name="co7" table:number-columns-repeated="3" table:default-cell-style-name="Default"/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2" calcext:value-type="float">
            <text:p>2</text:p>
          </table:table-cell>
          <table:table-cell office:value-type="float" office:value="0.0071174377" calcext:value-type="float">
            <text:p>0.0071174377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23" calcext:value-type="float">
            <text:p>23</text:p>
          </table:table-cell>
          <table:table-cell office:value-type="float" office:value="0.081850536" calcext:value-type="float">
            <text:p>0.081850536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</table:table>
      <table:table table:name="c7" table:style-name="ta1">
        <table:table-column table:style-name="co7" table:number-columns-repeated="3" table:default-cell-style-name="Default"/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8" calcext:value-type="float">
            <text:p>8</text:p>
          </table:table-cell>
          <table:table-cell office:value-type="float" office:value="0.02846975" calcext:value-type="float">
            <text:p>0.02846975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24" calcext:value-type="float">
            <text:p>24</text:p>
          </table:table-cell>
          <table:table-cell office:value-type="float" office:value="0.085409254" calcext:value-type="float">
            <text:p>0.085409254</text:p>
          </table:table-cell>
        </table:table-row>
        <table:table-row table:style-name="ro1">
          <table:table-cell office:value-type="float" office:value="-52" calcext:value-type="float">
            <text:p>-52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28" calcext:value-type="float">
            <text:p>28</text:p>
          </table:table-cell>
          <table:table-cell office:value-type="float" office:value="0.099644125" calcext:value-type="float">
            <text:p>0.09964412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5" calcext:value-type="float">
            <text:p>5</text:p>
          </table:table-cell>
          <table:table-cell office:value-type="float" office:value="0.017793594" calcext:value-type="float">
            <text:p>0.017793594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2" calcext:value-type="float">
            <text:p>32</text:p>
          </table:table-cell>
          <table:table-cell office:value-type="float" office:value="0.113879" calcext:value-type="float">
            <text:p>0.113879</text:p>
          </table:table-cell>
        </table:table-row>
        <table:table-row table:style-name="ro1">
          <table:table-cell office:value-type="float" office:value="-48" calcext:value-type="float">
            <text:p>-48</text:p>
          </table:table-cell>
          <table:table-cell office:value-type="float" office:value="12" calcext:value-type="float">
            <text:p>12</text:p>
          </table:table-cell>
          <table:table-cell office:value-type="float" office:value="0.042704627" calcext:value-type="float">
            <text:p>0.042704627</text:p>
          </table:table-cell>
        </table:table-row>
        <table:table-row table:style-name="ro1"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  <table:table-cell office:value-type="float" office:value="0.071174376" calcext:value-type="float">
            <text:p>0.071174376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  <table:table-cell office:value-type="float" office:value="0.0569395" calcext:value-type="float">
            <text:p>0.0569395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41" calcext:value-type="float">
            <text:p>-41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4234875" calcext:value-type="float">
            <text:p>0.014234875</text:p>
          </table:table-cell>
        </table:table-row>
      </table:table>
      <table:table table:name="c8" table:style-name="ta1">
        <table:table-column table:style-name="co7" table:number-columns-repeated="3" table:default-cell-style-name="Default"/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4" calcext:value-type="float">
            <text:p>24</text:p>
          </table:table-cell>
          <table:table-cell office:value-type="float" office:value="0.08695652" calcext:value-type="float">
            <text:p>0.08695652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8" calcext:value-type="float">
            <text:p>8</text:p>
          </table:table-cell>
          <table:table-cell office:value-type="float" office:value="0.028985508" calcext:value-type="float">
            <text:p>0.02898550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32" calcext:value-type="float">
            <text:p>32</text:p>
          </table:table-cell>
          <table:table-cell office:value-type="float" office:value="0.11594203" calcext:value-type="float">
            <text:p>0.11594203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28" calcext:value-type="float">
            <text:p>28</text:p>
          </table:table-cell>
          <table:table-cell office:value-type="float" office:value="0.10144927" calcext:value-type="float">
            <text:p>0.10144927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36" calcext:value-type="float">
            <text:p>36</text:p>
          </table:table-cell>
          <table:table-cell office:value-type="float" office:value="0.13043478" calcext:value-type="float">
            <text:p>0.1304347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36" calcext:value-type="float">
            <text:p>36</text:p>
          </table:table-cell>
          <table:table-cell office:value-type="float" office:value="0.13043478" calcext:value-type="float">
            <text:p>0.13043478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16" calcext:value-type="float">
            <text:p>16</text:p>
          </table:table-cell>
          <table:table-cell office:value-type="float" office:value="0.057971016" calcext:value-type="float">
            <text:p>0.057971016</text:p>
          </table:table-cell>
        </table:table-row>
        <table:table-row table:style-name="ro1">
          <table:table-cell office:value-type="float" office:value="-58" calcext:value-type="float">
            <text:p>-58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20" calcext:value-type="float">
            <text:p>20</text:p>
          </table:table-cell>
          <table:table-cell office:value-type="float" office:value="0.072463766" calcext:value-type="float">
            <text:p>0.072463766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12" calcext:value-type="float">
            <text:p>12</text:p>
          </table:table-cell>
          <table:table-cell office:value-type="float" office:value="0.04347826" calcext:value-type="float">
            <text:p>0.04347826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4" calcext:value-type="float">
            <text:p>4</text:p>
          </table:table-cell>
          <table:table-cell office:value-type="float" office:value="0.014492754" calcext:value-type="float">
            <text:p>0.014492754</text:p>
          </table:table-cell>
        </table:table-row>
      </table:table>
      <table:table table:name="c9" table:style-name="ta1">
        <table:table-column table:style-name="co7" table:number-columns-repeated="3" table:default-cell-style-name="Default"/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68" calcext:value-type="float">
            <text:p>68</text:p>
          </table:table-cell>
          <table:table-cell office:value-type="float" office:value="0.24908425" calcext:value-type="float">
            <text:p>0.24908425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24" calcext:value-type="float">
            <text:p>24</text:p>
          </table:table-cell>
          <table:table-cell office:value-type="float" office:value="0.08791209" calcext:value-type="float">
            <text:p>0.08791209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61" calcext:value-type="float">
            <text:p>-61</text:p>
          </table:table-cell>
          <table:table-cell office:value-type="float" office:value="1" calcext:value-type="float">
            <text:p>1</text:p>
          </table:table-cell>
          <table:table-cell office:value-type="float" office:value="0.0036630037" calcext:value-type="float">
            <text:p>0.0036630037</text:p>
          </table:table-cell>
        </table:table-row>
      </table:table>
      <table:table table:name="c10" table:style-name="ta1">
        <table:table-column table:style-name="co7" table:number-columns-repeated="3" table:default-cell-style-name="Default"/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25" calcext:value-type="float">
            <text:p>25</text:p>
          </table:table-cell>
          <table:table-cell office:value-type="float" office:value="0.09157509" calcext:value-type="float">
            <text:p>0.09157509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36" calcext:value-type="float">
            <text:p>36</text:p>
          </table:table-cell>
          <table:table-cell office:value-type="float" office:value="0.13186814" calcext:value-type="float">
            <text:p>0.13186814</text:p>
          </table:table-cell>
        </table:table-row>
        <table:table-row table:style-name="ro1">
          <table:table-cell office:value-type="float" office:value="-70" calcext:value-type="float">
            <text:p>-70</text:p>
          </table:table-cell>
          <table:table-cell office:value-type="float" office:value="28" calcext:value-type="float">
            <text:p>28</text:p>
          </table:table-cell>
          <table:table-cell office:value-type="float" office:value="0.102564104" calcext:value-type="float">
            <text:p>0.102564104</text:p>
          </table:table-cell>
        </table:table-row>
        <table:table-row table:style-name="ro1">
          <table:table-cell office:value-type="float" office:value="-69" calcext:value-type="float">
            <text:p>-69</text:p>
          </table:table-cell>
          <table:table-cell office:value-type="float" office:value="16" calcext:value-type="float">
            <text:p>16</text:p>
          </table:table-cell>
          <table:table-cell office:value-type="float" office:value="0.05860806" calcext:value-type="float">
            <text:p>0.05860806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12" calcext:value-type="float">
            <text:p>12</text:p>
          </table:table-cell>
          <table:table-cell office:value-type="float" office:value="0.043956045" calcext:value-type="float">
            <text:p>0.04395604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24" calcext:value-type="float">
            <text:p>24</text:p>
          </table:table-cell>
          <table:table-cell office:value-type="float" office:value="0.08791209" calcext:value-type="float">
            <text:p>0.08791209</text:p>
          </table:table-cell>
        </table:table-row>
        <table:table-row table:style-name="ro1">
          <table:table-cell office:value-type="float" office:value="-66" calcext:value-type="float">
            <text:p>-66</text:p>
          </table:table-cell>
          <table:table-cell office:value-type="float" office:value="20" calcext:value-type="float">
            <text:p>20</text:p>
          </table:table-cell>
          <table:table-cell office:value-type="float" office:value="0.07326008" calcext:value-type="float">
            <text:p>0.07326008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8" calcext:value-type="float">
            <text:p>8</text:p>
          </table:table-cell>
          <table:table-cell office:value-type="float" office:value="0.02930403" calcext:value-type="float">
            <text:p>0.02930403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4" calcext:value-type="float">
            <text:p>4</text:p>
          </table:table-cell>
          <table:table-cell office:value-type="float" office:value="0.014652015" calcext:value-type="float">
            <text:p>0.014652015</text:p>
          </table:table-cell>
        </table:table-row>
      </table:table>
      <table:table table:name="c11-new" table:style-name="ta1">
        <table:table-column table:style-name="co7" table:number-columns-repeated="3" table:default-cell-style-name="Default"/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12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13" table:style-name="ta1">
        <table:table-column table:style-name="co7" table:number-columns-repeated="3" table:default-cell-style-name="Default"/>
        <table:table-row table:style-name="ro1">
          <table:table-cell office:value-type="float" office:value="-86" calcext:value-type="float">
            <text:p>-86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85" calcext:value-type="float">
            <text:p>-85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24" calcext:value-type="float">
            <text:p>2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12" calcext:value-type="float">
            <text:p>12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4" calcext:value-type="float">
            <text:p>4</text:p>
          </table:table-cell>
          <table:table-cell office:value-type="float" office:value="0.05" calcext:value-type="float">
            <text:p>0.05</text:p>
          </table:table-cell>
        </table:table-row>
      </table:table>
      <table:table table:name="c14" table:style-name="ta1">
        <table:table-column table:style-name="co7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12" calcext:value-type="float">
            <text:p>12</text:p>
          </table:table-cell>
          <table:table-cell office:value-type="float" office:value="0.03508772" calcext:value-type="float">
            <text:p>0.03508772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72" calcext:value-type="float">
            <text:p>72</text:p>
          </table:table-cell>
          <table:table-cell office:value-type="float" office:value="0.21052632" calcext:value-type="float">
            <text:p>0.21052632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56" calcext:value-type="float">
            <text:p>56</text:p>
          </table:table-cell>
          <table:table-cell office:value-type="float" office:value="0.16374269" calcext:value-type="float">
            <text:p>0.16374269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63" calcext:value-type="float">
            <text:p>63</text:p>
          </table:table-cell>
          <table:table-cell office:value-type="float" office:value="0.18421052" calcext:value-type="float">
            <text:p>0.18421052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4" calcext:value-type="float">
            <text:p>44</text:p>
          </table:table-cell>
          <table:table-cell office:value-type="float" office:value="0.12865497" calcext:value-type="float">
            <text:p>0.12865497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6" calcext:value-type="float">
            <text:p>36</text:p>
          </table:table-cell>
          <table:table-cell office:value-type="float" office:value="0.10526316" calcext:value-type="float">
            <text:p>0.10526316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20" calcext:value-type="float">
            <text:p>20</text:p>
          </table:table-cell>
          <table:table-cell office:value-type="float" office:value="0.058479533" calcext:value-type="float">
            <text:p>0.05847953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64" calcext:value-type="float">
            <text:p>-64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62" calcext:value-type="float">
            <text:p>-62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56" calcext:value-type="float">
            <text:p>-56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50" calcext:value-type="float">
            <text:p>-50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3" calcext:value-type="float">
            <text:p>3</text:p>
          </table:table-cell>
          <table:table-cell office:value-type="float" office:value="0.00877193" calcext:value-type="float">
            <text:p>0.00877193</text:p>
          </table:table-cell>
        </table:table-row>
        <table:table-row table:style-name="ro1">
          <table:table-cell office:value-type="float" office:value="-38" calcext:value-type="float">
            <text:p>-38</text:p>
          </table:table-cell>
          <table:table-cell office:value-type="float" office:value="4" calcext:value-type="float">
            <text:p>4</text:p>
          </table:table-cell>
          <table:table-cell office:value-type="float" office:value="0.0116959065" calcext:value-type="float">
            <text:p>0.0116959065</text:p>
          </table:table-cell>
        </table:table-row>
      </table:table>
      <table:table table:name="c15" table:style-name="ta1">
        <table:table-column table:style-name="co7" table:number-columns-repeated="3" table:default-cell-style-name="Default"/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</table:table-row>
      </table:table>
      <table:table table:name="c16" table:style-name="ta1">
        <table:table-column table:style-name="co7" table:number-columns-repeated="3" table:default-cell-style-name="Default"/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4" calcext:value-type="float">
            <text:p>4</text:p>
          </table:table-cell>
          <table:table-cell office:value-type="float" office:value="0.015625" calcext:value-type="float">
            <text:p>0.0156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32" calcext:value-type="float">
            <text:p>32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36" calcext:value-type="float">
            <text:p>36</text:p>
          </table:table-cell>
          <table:table-cell office:value-type="float" office:value="0.140625" calcext:value-type="float">
            <text:p>0.14062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12" calcext:value-type="float">
            <text:p>12</text:p>
          </table:table-cell>
          <table:table-cell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8" calcext:value-type="float">
            <text:p>8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-72" calcext:value-type="float">
            <text:p>-72</text:p>
          </table:table-cell>
          <table:table-cell office:value-type="float" office:value="24" calcext:value-type="float">
            <text:p>24</text:p>
          </table:table-cell>
          <table:table-cell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8" calcext:value-type="float">
            <text:p>8</text:p>
          </table:table-cell>
          <table:table-cell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4" calcext:value-type="float">
            <text:p>4</text:p>
          </table:table-cell>
          <table:table-cell office:value-type="float" office:value="0.015625" calcext:value-type="float">
            <text:p>0.015625</text:p>
          </table:table-cell>
        </table:table-row>
      </table:table>
      <table:table table:name="c17" table:style-name="ta1">
        <table:table-column table:style-name="co7" table:number-columns-repeated="3" table:default-cell-style-name="Default"/>
        <table:table-row table:style-name="ro1">
          <table:table-cell office:value-type="float" office:value="-84" calcext:value-type="float">
            <text:p>-84</text:p>
          </table:table-cell>
          <table:table-cell office:value-type="float" office:value="4" calcext:value-type="float">
            <text:p>4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83" calcext:value-type="float">
            <text:p>-83</text:p>
          </table:table-cell>
          <table:table-cell office:value-type="float" office:value="8" calcext:value-type="float">
            <text:p>8</text:p>
          </table:table-cell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82" calcext:value-type="float">
            <text:p>-82</text:p>
          </table:table-cell>
          <table:table-cell office:value-type="float" office:value="8" calcext:value-type="float">
            <text:p>8</text:p>
          </table:table-cell>
          <table:table-cell office:value-type="float" office:value="0.035714287" calcext:value-type="float">
            <text:p>0.035714287</text:p>
          </table:table-cell>
        </table:table-row>
        <table:table-row table:style-name="ro1">
          <table:table-cell office:value-type="float" office:value="-81" calcext:value-type="float">
            <text:p>-81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80" calcext:value-type="float">
            <text:p>-80</text:p>
          </table:table-cell>
          <table:table-cell office:value-type="float" office:value="48" calcext:value-type="float">
            <text:p>48</text:p>
          </table:table-cell>
          <table:table-cell office:value-type="float" office:value="0.21428572" calcext:value-type="float">
            <text:p>0.21428572</text:p>
          </table:table-cell>
        </table:table-row>
        <table:table-row table:style-name="ro1">
          <table:table-cell office:value-type="float" office:value="-79" calcext:value-type="float">
            <text:p>-79</text:p>
          </table:table-cell>
          <table:table-cell office:value-type="float" office:value="40" calcext:value-type="float">
            <text:p>40</text:p>
          </table:table-cell>
          <table:table-cell office:value-type="float" office:value="0.17857143" calcext:value-type="float">
            <text:p>0.17857143</text:p>
          </table:table-cell>
        </table:table-row>
        <table:table-row table:style-name="ro1">
          <table:table-cell office:value-type="float" office:value="-78" calcext:value-type="float">
            <text:p>-78</text:p>
          </table:table-cell>
          <table:table-cell office:value-type="float" office:value="28" calcext:value-type="float">
            <text:p>28</text:p>
          </table:table-cell>
          <table:table-cell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-77" calcext:value-type="float">
            <text:p>-77</text:p>
          </table:table-cell>
          <table:table-cell office:value-type="float" office:value="36" calcext:value-type="float">
            <text:p>36</text:p>
          </table:table-cell>
          <table:table-cell office:value-type="float" office:value="0.16071428" calcext:value-type="float">
            <text:p>0.16071428</text:p>
          </table:table-cell>
        </table:table-row>
        <table:table-row table:style-name="ro1">
          <table:table-cell office:value-type="float" office:value="-76" calcext:value-type="float">
            <text:p>-76</text:p>
          </table:table-cell>
          <table:table-cell office:value-type="float" office:value="16" calcext:value-type="float">
            <text:p>16</text:p>
          </table:table-cell>
          <table:table-cell office:value-type="float" office:value="0.071428575" calcext:value-type="float">
            <text:p>0.071428575</text:p>
          </table:table-cell>
        </table:table-row>
        <table:table-row table:style-name="ro1">
          <table:table-cell office:value-type="float" office:value="-74" calcext:value-type="float">
            <text:p>-74</text:p>
          </table:table-cell>
          <table:table-cell office:value-type="float" office:value="4" calcext:value-type="float">
            <text:p>4</text:p>
          </table:table-cell>
          <table:table-cell office:value-type="float" office:value="0.017857144" calcext:value-type="float">
            <text:p>0.017857144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4" calcext:value-type="float">
            <text:p>4</text:p>
          </table:table-cell>
          <table:table-cell office:value-type="float" office:value="0.017857144" calcext:value-type="float">
            <text:p>0.0178571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02:43:14.095905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6-01T02:56:13.267200511</dc:date>
    <meta:generator>LibreOffice/4.2.3.3$Linux_X86_64 LibreOffice_project/420m0$Build-3</meta:generator>
    <meta:print-date>2014-05-31T23:43:20.026097153</meta:print-date>
    <meta:editing-duration>PT2H45M5S</meta:editing-duration>
    <meta:editing-cycles>39</meta:editing-cycles>
    <meta:document-statistic meta:table-count="18" meta:cell-count="141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 style:data-style-name="N0">
      <style:graphic-properties draw:stroke="none" draw:fill-color="#314004" dr3d:edge-rounding="5%"/>
      <style:text-properties fo:font-size="10pt" style:font-size-asian="10pt" style:font-size-complex="10pt"/>
    </style:style>
    <style:style style:name="ch14" style:family="chart" style:data-style-name="N0">
      <style:graphic-properties draw:stroke="none" draw:fill-color="#aecf00" dr3d:edge-rounding="5%"/>
      <style:text-properties fo:font-size="10pt" style:font-size-asian="10pt" style:font-size-complex="10pt"/>
    </style:style>
    <style:style style:name="ch15" style:family="chart" style:data-style-name="N0">
      <style:graphic-properties draw:stroke="none" draw:fill-color="#4b1f6f" dr3d:edge-rounding="5%"/>
      <style:text-properties fo:font-size="10pt" style:font-size-asian="10pt" style:font-size-complex="10pt"/>
    </style:style>
    <style:style style:name="ch16" style:family="chart" style:data-style-name="N0">
      <style:graphic-properties draw:stroke="none" draw:fill-color="#ff950e" dr3d:edge-rounding="5%"/>
      <style:text-properties fo:font-size="10pt" style:font-size-asian="10pt" style:font-size-complex="10pt"/>
    </style:style>
    <style:style style:name="ch17" style:family="chart" style:data-style-name="N0">
      <style:graphic-properties draw:stroke="none" draw:fill-color="#c5000b" dr3d:edge-rounding="5%"/>
      <style:text-properties fo:font-size="10pt" style:font-size-asian="10pt" style:font-size-complex="10pt"/>
    </style:style>
    <style:style style:name="ch18" style:family="chart" style:data-style-name="N0">
      <style:graphic-properties draw:stroke="none" draw:fill-color="#0084d1" dr3d:edge-rounding="5%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6.584cm" svg:height="7.545cm" xlink:href=".." xlink:type="simple" chart:class="chart:bar" chart:style-name="ch1">
        <chart:legend chart:legend-position="end" svg:x="14.171cm" svg:y="1.481cm" style:legend-expansion="high" chart:style-name="ch2"/>
        <chart:plot-area chart:style-name="ch3" table:cell-range-address="'total histogram'.A1:'total histogram'.R50" chart:data-source-has-labels="both" svg:x="0.741cm" svg:y="1.505cm" svg:width="15.182cm" svg:height="7.082cm">
          <chartooo:coordinate-region svg:x="1.362cm" svg:y="1.704cm" svg:width="14.469cm" svg:height="5.838cm"/>
          <chart:axis chart:dimension="x" chart:name="primary-x" chart:style-name="ch4" chartooo:axis-type="auto">
            <chartooo:date-scale/>
            <chart:categories table:cell-range-address="'total histogram'.A2:'total histogram'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total histogram'.B2:'total histogram'.B50" chart:label-cell-address="'total histogram'.B1:'total histogram'.B1" chart:class="chart:bar">
            <chart:data-point chart:repeated="49"/>
          </chart:series>
          <chart:series chart:style-name="ch8" chart:values-cell-range-address="'total histogram'.C2:'total histogram'.C50" chart:label-cell-address="'total histogram'.C1:'total histogram'.C1" chart:class="chart:bar">
            <chart:data-point chart:repeated="49"/>
          </chart:series>
          <chart:series chart:style-name="ch9" chart:values-cell-range-address="'total histogram'.D2:'total histogram'.D50" chart:label-cell-address="'total histogram'.D1:'total histogram'.D1" chart:class="chart:bar">
            <chart:data-point chart:repeated="49"/>
          </chart:series>
          <chart:series chart:style-name="ch10" chart:values-cell-range-address="'total histogram'.E2:'total histogram'.E50" chart:label-cell-address="'total histogram'.E1:'total histogram'.E1" chart:class="chart:bar">
            <chart:data-point chart:repeated="49"/>
          </chart:series>
          <chart:series chart:style-name="ch11" chart:values-cell-range-address="'total histogram'.F2:'total histogram'.F50" chart:label-cell-address="'total histogram'.F1:'total histogram'.F1" chart:class="chart:bar">
            <chart:data-point chart:repeated="49"/>
          </chart:series>
          <chart:series chart:style-name="ch12" chart:values-cell-range-address="'total histogram'.G2:'total histogram'.G50" chart:label-cell-address="'total histogram'.G1:'total histogram'.G1" chart:class="chart:bar">
            <chart:data-point chart:repeated="49"/>
          </chart:series>
          <chart:series chart:style-name="ch13" chart:values-cell-range-address="'total histogram'.H2:'total histogram'.H50" chart:label-cell-address="'total histogram'.H1:'total histogram'.H1" chart:class="chart:bar">
            <chart:data-point chart:repeated="49"/>
          </chart:series>
          <chart:series chart:style-name="ch14" chart:values-cell-range-address="'total histogram'.I2:'total histogram'.I50" chart:label-cell-address="'total histogram'.I1:'total histogram'.I1" chart:class="chart:bar">
            <chart:data-point chart:repeated="49"/>
          </chart:series>
          <chart:series chart:style-name="ch15" chart:values-cell-range-address="'total histogram'.J2:'total histogram'.J50" chart:label-cell-address="'total histogram'.J1:'total histogram'.J1" chart:class="chart:bar">
            <chart:data-point chart:repeated="49"/>
          </chart:series>
          <chart:series chart:style-name="ch16" chart:values-cell-range-address="'total histogram'.K2:'total histogram'.K50" chart:label-cell-address="'total histogram'.K1:'total histogram'.K1" chart:class="chart:bar">
            <chart:data-point chart:repeated="49"/>
          </chart:series>
          <chart:series chart:style-name="ch17" chart:values-cell-range-address="'total histogram'.L2:'total histogram'.L50" chart:label-cell-address="'total histogram'.L1:'total histogram'.L1" chart:class="chart:bar">
            <chart:data-point chart:repeated="49"/>
          </chart:series>
          <chart:series chart:style-name="ch18" chart:values-cell-range-address="'total histogram'.M2:'total histogram'.M50" chart:label-cell-address="'total histogram'.M1:'total histogram'.M1" chart:class="chart:bar">
            <chart:data-point chart:repeated="49"/>
          </chart:series>
          <chart:series chart:style-name="ch7" chart:values-cell-range-address="'total histogram'.N2:'total histogram'.N50" chart:label-cell-address="'total histogram'.N1:'total histogram'.N1" chart:class="chart:bar">
            <chart:data-point chart:repeated="49"/>
          </chart:series>
          <chart:series chart:style-name="ch8" chart:values-cell-range-address="'total histogram'.O2:'total histogram'.O50" chart:label-cell-address="'total histogram'.O1:'total histogram'.O1" chart:class="chart:bar">
            <chart:data-point chart:repeated="49"/>
          </chart:series>
          <chart:series chart:style-name="ch9" chart:values-cell-range-address="'total histogram'.P2:'total histogram'.P50" chart:label-cell-address="'total histogram'.P1:'total histogram'.P1" chart:class="chart:bar">
            <chart:data-point chart:repeated="49"/>
          </chart:series>
          <chart:series chart:style-name="ch10" chart:values-cell-range-address="'total histogram'.Q2:'total histogram'.Q50" chart:label-cell-address="'total histogram'.Q1:'total histogram'.Q1" chart:class="chart:bar">
            <chart:data-point chart:repeated="49"/>
          </chart:series>
          <chart:series chart:style-name="ch11" chart:values-cell-range-address="'total histogram'.R2:'total histogram'.R50" chart:label-cell-address="'total histogram'.R1:'total histogram'.R1" chart:class="chart:bar">
            <chart:data-point chart:repeated="4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 </text:p>
                <draw:g>
                  <svg:desc>'total histogram'.B1:'total histogram'.B1</svg:desc>
                </draw:g>
              </table:table-cell>
              <table:table-cell office:value-type="string">
                <text:p>c2</text:p>
                <draw:g>
                  <svg:desc>'total histogram'.C1:'total histogram'.C1</svg:desc>
                </draw:g>
              </table:table-cell>
              <table:table-cell office:value-type="string">
                <text:p>c3</text:p>
                <draw:g>
                  <svg:desc>'total histogram'.D1:'total histogram'.D1</svg:desc>
                </draw:g>
              </table:table-cell>
              <table:table-cell office:value-type="string">
                <text:p>c4</text:p>
                <draw:g>
                  <svg:desc>'total histogram'.E1:'total histogram'.E1</svg:desc>
                </draw:g>
              </table:table-cell>
              <table:table-cell office:value-type="string">
                <text:p>c5</text:p>
                <draw:g>
                  <svg:desc>'total histogram'.F1:'total histogram'.F1</svg:desc>
                </draw:g>
              </table:table-cell>
              <table:table-cell office:value-type="string">
                <text:p>c6</text:p>
                <draw:g>
                  <svg:desc>'total histogram'.G1:'total histogram'.G1</svg:desc>
                </draw:g>
              </table:table-cell>
              <table:table-cell office:value-type="string">
                <text:p>c7</text:p>
                <draw:g>
                  <svg:desc>'total histogram'.H1:'total histogram'.H1</svg:desc>
                </draw:g>
              </table:table-cell>
              <table:table-cell office:value-type="string">
                <text:p>c8</text:p>
                <draw:g>
                  <svg:desc>'total histogram'.I1:'total histogram'.I1</svg:desc>
                </draw:g>
              </table:table-cell>
              <table:table-cell office:value-type="string">
                <text:p>c9</text:p>
                <draw:g>
                  <svg:desc>'total histogram'.J1:'total histogram'.J1</svg:desc>
                </draw:g>
              </table:table-cell>
              <table:table-cell office:value-type="string">
                <text:p>c10</text:p>
                <draw:g>
                  <svg:desc>'total histogram'.K1:'total histogram'.K1</svg:desc>
                </draw:g>
              </table:table-cell>
              <table:table-cell office:value-type="string">
                <text:p>c11</text:p>
                <draw:g>
                  <svg:desc>'total histogram'.L1:'total histogram'.L1</svg:desc>
                </draw:g>
              </table:table-cell>
              <table:table-cell office:value-type="string">
                <text:p>c12</text:p>
                <draw:g>
                  <svg:desc>'total histogram'.M1:'total histogram'.M1</svg:desc>
                </draw:g>
              </table:table-cell>
              <table:table-cell office:value-type="string">
                <text:p>c13</text:p>
                <draw:g>
                  <svg:desc>'total histogram'.N1:'total histogram'.N1</svg:desc>
                </draw:g>
              </table:table-cell>
              <table:table-cell office:value-type="string">
                <text:p>c14</text:p>
                <draw:g>
                  <svg:desc>'total histogram'.O1:'total histogram'.O1</svg:desc>
                </draw:g>
              </table:table-cell>
              <table:table-cell office:value-type="string">
                <text:p>c15</text:p>
                <draw:g>
                  <svg:desc>'total histogram'.P1:'total histogram'.P1</svg:desc>
                </draw:g>
              </table:table-cell>
              <table:table-cell office:value-type="string">
                <text:p>c16</text:p>
                <draw:g>
                  <svg:desc>'total histogram'.Q1:'total histogram'.Q1</svg:desc>
                </draw:g>
              </table:table-cell>
              <table:table-cell office:value-type="string">
                <text:p>c17</text:p>
                <draw:g>
                  <svg:desc>'total histogram'.R1:'total histogram'.R1</svg:desc>
                </draw:g>
              </table:table-cell>
            </table:table-row>
          </table:table-header-rows>
          <table:table-rows>
            <table:table-row>
              <table:table-cell office:value-type="float" office:value="-86">
                <text:p>-90</text:p>
                <draw:g>
                  <svg:desc>'total histogram'.A2:'total histogram'.A50</svg:desc>
                </draw:g>
              </table:table-cell>
              <table:table-cell office:value-type="float" office:value="NaN">
                <text:p>NaN</text:p>
                <draw:g>
                  <svg:desc>'total histogram'.B2:'total histogram'.B50</svg:desc>
                </draw:g>
              </table:table-cell>
              <table:table-cell office:value-type="float" office:value="NaN">
                <text:p>NaN</text:p>
                <draw:g>
                  <svg:desc>'total histogram'.C2:'total histogram'.C50</svg:desc>
                </draw:g>
              </table:table-cell>
              <table:table-cell office:value-type="float" office:value="NaN">
                <text:p>NaN</text:p>
                <draw:g>
                  <svg:desc>'total histogram'.D2:'total histogram'.D50</svg:desc>
                </draw:g>
              </table:table-cell>
              <table:table-cell office:value-type="float" office:value="NaN">
                <text:p>NaN</text:p>
                <draw:g>
                  <svg:desc>'total histogram'.E2:'total histogram'.E50</svg:desc>
                </draw:g>
              </table:table-cell>
              <table:table-cell office:value-type="float" office:value="NaN">
                <text:p>NaN</text:p>
                <draw:g>
                  <svg:desc>'total histogram'.F2:'total histogram'.F50</svg:desc>
                </draw:g>
              </table:table-cell>
              <table:table-cell office:value-type="float" office:value="NaN">
                <text:p>NaN</text:p>
                <draw:g>
                  <svg:desc>'total histogram'.G2:'total histogram'.G50</svg:desc>
                </draw:g>
              </table:table-cell>
              <table:table-cell office:value-type="float" office:value="NaN">
                <text:p>NaN</text:p>
                <draw:g>
                  <svg:desc>'total histogram'.H2:'total histogram'.H50</svg:desc>
                </draw:g>
              </table:table-cell>
              <table:table-cell office:value-type="float" office:value="NaN">
                <text:p>NaN</text:p>
                <draw:g>
                  <svg:desc>'total histogram'.I2:'total histogram'.I50</svg:desc>
                </draw:g>
              </table:table-cell>
              <table:table-cell office:value-type="float" office:value="NaN">
                <text:p>NaN</text:p>
                <draw:g>
                  <svg:desc>'total histogram'.J2:'total histogram'.J50</svg:desc>
                </draw:g>
              </table:table-cell>
              <table:table-cell office:value-type="float" office:value="NaN">
                <text:p>NaN</text:p>
                <draw:g>
                  <svg:desc>'total histogram'.K2:'total histogram'.K50</svg:desc>
                </draw:g>
              </table:table-cell>
              <table:table-cell office:value-type="float" office:value="NaN">
                <text:p>NaN</text:p>
                <draw:g>
                  <svg:desc>'total histogram'.L2:'total histogram'.L50</svg:desc>
                </draw:g>
              </table:table-cell>
              <table:table-cell office:value-type="float" office:value="8">
                <text:p>8</text:p>
                <draw:g>
                  <svg:desc>'total histogram'.M2:'total histogram'.M50</svg:desc>
                </draw:g>
              </table:table-cell>
              <table:table-cell office:value-type="float" office:value="4">
                <text:p>4</text:p>
                <draw:g>
                  <svg:desc>'total histogram'.N2:'total histogram'.N50</svg:desc>
                </draw:g>
              </table:table-cell>
              <table:table-cell office:value-type="float" office:value="NaN">
                <text:p>NaN</text:p>
                <draw:g>
                  <svg:desc>'total histogram'.O2:'total histogram'.O50</svg:desc>
                </draw:g>
              </table:table-cell>
              <table:table-cell office:value-type="float" office:value="NaN">
                <text:p>NaN</text:p>
                <draw:g>
                  <svg:desc>'total histogram'.P2:'total histogram'.P50</svg:desc>
                </draw:g>
              </table:table-cell>
              <table:table-cell office:value-type="float" office:value="NaN">
                <text:p>NaN</text:p>
                <draw:g>
                  <svg:desc>'total histogram'.Q2:'total histogram'.Q50</svg:desc>
                </draw:g>
              </table:table-cell>
              <table:table-cell office:value-type="float" office:value="NaN">
                <text:p>NaN</text:p>
                <draw:g>
                  <svg:desc>'total histogram'.R2:'total histogram'.R50</svg:desc>
                </draw:g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20">
                <text:p>20</text:p>
              </table:table-cell>
              <table:table-cell office:value-type="float" office:value="16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32">
                <text:p>32</text:p>
              </table:table-cell>
              <table:table-cell office:value-type="float" office:value="40">
                <text:p>40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6">
                <text:p>6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8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31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28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26">
                <text:p>2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x" chart:symbol-width="0.25cm" chart:symbol-height="0.25cm"/>
      <style:graphic-properties svg:stroke-width="0.08cm" svg:stroke-color="#c5000b" draw:fill-color="#c5000b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plus" chart:symbol-width="0.25cm" chart:symbol-height="0.25cm"/>
      <style:graphic-properties svg:stroke-width="0.08cm" svg:stroke-color="#0084d1" draw:fill-color="#0084d1"/>
      <style:text-properties fo:font-size="10pt" style:font-size-asian="10pt" style:font-size-complex="10pt"/>
    </style:style>
    <style:style style:name="ch21" style:family="chart" style:data-style-name="N0">
      <style:chart-properties chart:symbol-type="named-symbol" chart:symbol-name="asterisk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22" style:family="chart" style:data-style-name="N0">
      <style:chart-properties chart:symbol-type="named-symbol" chart:symbol-name="horizontal-bar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23" style:family="chart" style:data-style-name="N0">
      <style:chart-properties chart:symbol-type="named-symbol" chart:symbol-name="vertical-bar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amed-symbol" chart:symbol-name="square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25" style:family="chart" style:data-style-name="N0">
      <style:chart-properties chart:symbol-type="named-symbol" chart:symbol-name="diamond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26" style:family="chart">
      <style:graphic-properties draw:stroke="solid" svg:stroke-color="#b3b3b3" draw:fill="none" draw:fill-color="#e6e6e6"/>
    </style:style>
    <style:style style:name="ch27" style:family="chart">
      <style:graphic-properties svg:stroke-color="#b3b3b3" draw:fill-color="#cccccc"/>
    </style:style>
  </office:automatic-styles>
  <office:body>
    <office:chart>
      <chart:chart svg:width="32.211cm" svg:height="13.58cm" xlink:href=".." xlink:type="simple" chart:class="chart:line" chart:style-name="ch1">
        <chart:title svg:x="13.455cm" svg:y="0.407cm" chart:style-name="ch2">
          <text:p>Probability Mass Function</text:p>
        </chart:title>
        <chart:legend chart:legend-position="end" svg:x="30.311cm" svg:y="2.507cm" style:legend-expansion="high" chart:style-name="ch3"/>
        <chart:plot-area chart:style-name="ch4" table:cell-range-address="'total histogram'.A53:'total histogram'.R102" chart:data-source-has-labels="both" svg:x="1.655cm" svg:y="2.025cm" svg:width="27.368cm" svg:height="10.303cm">
          <chartooo:coordinate-region svg:x="2.382cm" svg:y="2.225cm" svg:width="26.401cm" svg:height="9.456cm"/>
          <chart:axis chart:dimension="x" chart:name="primary-x" chart:style-name="ch5" chartooo:axis-type="auto">
            <chartooo:date-scale/>
            <chart:title svg:x="15.03cm" svg:y="12.599cm" chart:style-name="ch6">
              <text:p>rssi</text:p>
            </chart:title>
            <chart:categories table:cell-range-address="'total histogram'.A54:'total histogram'.A102"/>
          </chart:axis>
          <chart:axis chart:dimension="y" chart:name="primary-y" chart:style-name="ch5">
            <chart:title svg:x="0.451cm" svg:y="8.001cm" chart:style-name="ch7">
              <text:p>Probability</text:p>
            </chart:title>
            <chart:grid chart:style-name="ch8" chart:class="major"/>
          </chart:axis>
          <chart:series chart:style-name="ch9" chart:values-cell-range-address="'total histogram'.B54:'total histogram'.B102" chart:label-cell-address="'total histogram'.B53:'total histogram'.B53" chart:class="chart:line">
            <chart:data-point chart:repeated="49"/>
          </chart:series>
          <chart:series chart:style-name="ch10" chart:values-cell-range-address="'total histogram'.C54:'total histogram'.C102" chart:label-cell-address="'total histogram'.C53:'total histogram'.C53" chart:class="chart:line">
            <chart:data-point chart:repeated="49"/>
          </chart:series>
          <chart:series chart:style-name="ch11" chart:values-cell-range-address="'total histogram'.D54:'total histogram'.D102" chart:label-cell-address="'total histogram'.D53:'total histogram'.D53" chart:class="chart:line">
            <chart:data-point chart:repeated="49"/>
          </chart:series>
          <chart:series chart:style-name="ch12" chart:values-cell-range-address="'total histogram'.E54:'total histogram'.E102" chart:label-cell-address="'total histogram'.E53:'total histogram'.E53" chart:class="chart:line">
            <chart:data-point chart:repeated="49"/>
          </chart:series>
          <chart:series chart:style-name="ch13" chart:values-cell-range-address="'total histogram'.F54:'total histogram'.F102" chart:label-cell-address="'total histogram'.F53:'total histogram'.F53" chart:class="chart:line">
            <chart:data-point chart:repeated="49"/>
          </chart:series>
          <chart:series chart:style-name="ch14" chart:values-cell-range-address="'total histogram'.G54:'total histogram'.G102" chart:label-cell-address="'total histogram'.G53:'total histogram'.G53" chart:class="chart:line">
            <chart:data-point chart:repeated="49"/>
          </chart:series>
          <chart:series chart:style-name="ch15" chart:values-cell-range-address="'total histogram'.H54:'total histogram'.H102" chart:label-cell-address="'total histogram'.H53:'total histogram'.H53" chart:class="chart:line">
            <chart:data-point chart:repeated="49"/>
          </chart:series>
          <chart:series chart:style-name="ch16" chart:values-cell-range-address="'total histogram'.I54:'total histogram'.I102" chart:label-cell-address="'total histogram'.I53:'total histogram'.I53" chart:class="chart:line">
            <chart:data-point chart:repeated="49"/>
          </chart:series>
          <chart:series chart:style-name="ch17" chart:values-cell-range-address="'total histogram'.J54:'total histogram'.J102" chart:label-cell-address="'total histogram'.J53:'total histogram'.J53" chart:class="chart:line">
            <chart:data-point chart:repeated="49"/>
          </chart:series>
          <chart:series chart:style-name="ch18" chart:values-cell-range-address="'total histogram'.K54:'total histogram'.K102" chart:label-cell-address="'total histogram'.K53:'total histogram'.K53" chart:class="chart:line">
            <chart:data-point chart:repeated="49"/>
          </chart:series>
          <chart:series chart:style-name="ch19" chart:values-cell-range-address="'total histogram'.L54:'total histogram'.L102" chart:label-cell-address="'total histogram'.L53:'total histogram'.L53" chart:class="chart:line">
            <chart:data-point chart:repeated="49"/>
          </chart:series>
          <chart:series chart:style-name="ch20" chart:values-cell-range-address="'total histogram'.M54:'total histogram'.M102" chart:label-cell-address="'total histogram'.M53:'total histogram'.M53" chart:class="chart:line">
            <chart:data-point chart:repeated="49"/>
          </chart:series>
          <chart:series chart:style-name="ch21" chart:values-cell-range-address="'total histogram'.N54:'total histogram'.N102" chart:label-cell-address="'total histogram'.N53:'total histogram'.N53" chart:class="chart:line">
            <chart:data-point chart:repeated="49"/>
          </chart:series>
          <chart:series chart:style-name="ch22" chart:values-cell-range-address="'total histogram'.O54:'total histogram'.O102" chart:label-cell-address="'total histogram'.O53:'total histogram'.O53" chart:class="chart:line">
            <chart:data-point chart:repeated="49"/>
          </chart:series>
          <chart:series chart:style-name="ch23" chart:values-cell-range-address="'total histogram'.P54:'total histogram'.P102" chart:label-cell-address="'total histogram'.P53:'total histogram'.P53" chart:class="chart:line">
            <chart:data-point chart:repeated="49"/>
          </chart:series>
          <chart:series chart:style-name="ch24" chart:values-cell-range-address="'total histogram'.Q54:'total histogram'.Q102" chart:label-cell-address="'total histogram'.Q53:'total histogram'.Q53" chart:class="chart:line">
            <chart:data-point chart:repeated="49"/>
          </chart:series>
          <chart:series chart:style-name="ch25" chart:values-cell-range-address="'total histogram'.R54:'total histogram'.R102" chart:label-cell-address="'total histogram'.R53:'total histogram'.R53" chart:class="chart:line">
            <chart:data-point chart:repeated="49"/>
          </chart:series>
          <chart:wall chart:style-name="ch26"/>
          <chart:floor chart:style-name="ch2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1 </text:p>
                <draw:g>
                  <svg:desc>'total histogram'.B53:'total histogram'.B53</svg:desc>
                </draw:g>
              </table:table-cell>
              <table:table-cell office:value-type="string">
                <text:p>c2</text:p>
                <draw:g>
                  <svg:desc>'total histogram'.C53:'total histogram'.C53</svg:desc>
                </draw:g>
              </table:table-cell>
              <table:table-cell office:value-type="string">
                <text:p>c3</text:p>
                <draw:g>
                  <svg:desc>'total histogram'.D53:'total histogram'.D53</svg:desc>
                </draw:g>
              </table:table-cell>
              <table:table-cell office:value-type="string">
                <text:p>c4</text:p>
                <draw:g>
                  <svg:desc>'total histogram'.E53:'total histogram'.E53</svg:desc>
                </draw:g>
              </table:table-cell>
              <table:table-cell office:value-type="string">
                <text:p>c5</text:p>
                <draw:g>
                  <svg:desc>'total histogram'.F53:'total histogram'.F53</svg:desc>
                </draw:g>
              </table:table-cell>
              <table:table-cell office:value-type="string">
                <text:p>c6</text:p>
                <draw:g>
                  <svg:desc>'total histogram'.G53:'total histogram'.G53</svg:desc>
                </draw:g>
              </table:table-cell>
              <table:table-cell office:value-type="string">
                <text:p>c7</text:p>
                <draw:g>
                  <svg:desc>'total histogram'.H53:'total histogram'.H53</svg:desc>
                </draw:g>
              </table:table-cell>
              <table:table-cell office:value-type="string">
                <text:p>c8</text:p>
                <draw:g>
                  <svg:desc>'total histogram'.I53:'total histogram'.I53</svg:desc>
                </draw:g>
              </table:table-cell>
              <table:table-cell office:value-type="string">
                <text:p>c9</text:p>
                <draw:g>
                  <svg:desc>'total histogram'.J53:'total histogram'.J53</svg:desc>
                </draw:g>
              </table:table-cell>
              <table:table-cell office:value-type="string">
                <text:p>c10</text:p>
                <draw:g>
                  <svg:desc>'total histogram'.K53:'total histogram'.K53</svg:desc>
                </draw:g>
              </table:table-cell>
              <table:table-cell office:value-type="string">
                <text:p>c11</text:p>
                <draw:g>
                  <svg:desc>'total histogram'.L53:'total histogram'.L53</svg:desc>
                </draw:g>
              </table:table-cell>
              <table:table-cell office:value-type="string">
                <text:p>c12</text:p>
                <draw:g>
                  <svg:desc>'total histogram'.M53:'total histogram'.M53</svg:desc>
                </draw:g>
              </table:table-cell>
              <table:table-cell office:value-type="string">
                <text:p>c13</text:p>
                <draw:g>
                  <svg:desc>'total histogram'.N53:'total histogram'.N53</svg:desc>
                </draw:g>
              </table:table-cell>
              <table:table-cell office:value-type="string">
                <text:p>c14</text:p>
                <draw:g>
                  <svg:desc>'total histogram'.O53:'total histogram'.O53</svg:desc>
                </draw:g>
              </table:table-cell>
              <table:table-cell office:value-type="string">
                <text:p>c15</text:p>
                <draw:g>
                  <svg:desc>'total histogram'.P53:'total histogram'.P53</svg:desc>
                </draw:g>
              </table:table-cell>
              <table:table-cell office:value-type="string">
                <text:p>c16</text:p>
                <draw:g>
                  <svg:desc>'total histogram'.Q53:'total histogram'.Q53</svg:desc>
                </draw:g>
              </table:table-cell>
              <table:table-cell office:value-type="string">
                <text:p>c17</text:p>
                <draw:g>
                  <svg:desc>'total histogram'.R53:'total histogram'.R53</svg:desc>
                </draw:g>
              </table:table-cell>
            </table:table-row>
          </table:table-header-rows>
          <table:table-rows>
            <table:table-row>
              <table:table-cell office:value-type="float" office:value="-86">
                <text:p>-90</text:p>
                <draw:g>
                  <svg:desc>'total histogram'.A54:'total histogram'.A102</svg:desc>
                </draw:g>
              </table:table-cell>
              <table:table-cell office:value-type="float" office:value="NaN">
                <text:p>NaN</text:p>
                <draw:g>
                  <svg:desc>'total histogram'.B54:'total histogram'.B102</svg:desc>
                </draw:g>
              </table:table-cell>
              <table:table-cell office:value-type="float" office:value="NaN">
                <text:p>NaN</text:p>
                <draw:g>
                  <svg:desc>'total histogram'.C54:'total histogram'.C102</svg:desc>
                </draw:g>
              </table:table-cell>
              <table:table-cell office:value-type="float" office:value="NaN">
                <text:p>NaN</text:p>
                <draw:g>
                  <svg:desc>'total histogram'.D54:'total histogram'.D102</svg:desc>
                </draw:g>
              </table:table-cell>
              <table:table-cell office:value-type="float" office:value="NaN">
                <text:p>NaN</text:p>
                <draw:g>
                  <svg:desc>'total histogram'.E54:'total histogram'.E102</svg:desc>
                </draw:g>
              </table:table-cell>
              <table:table-cell office:value-type="float" office:value="NaN">
                <text:p>NaN</text:p>
                <draw:g>
                  <svg:desc>'total histogram'.F54:'total histogram'.F102</svg:desc>
                </draw:g>
              </table:table-cell>
              <table:table-cell office:value-type="float" office:value="NaN">
                <text:p>NaN</text:p>
                <draw:g>
                  <svg:desc>'total histogram'.G54:'total histogram'.G102</svg:desc>
                </draw:g>
              </table:table-cell>
              <table:table-cell office:value-type="float" office:value="NaN">
                <text:p>NaN</text:p>
                <draw:g>
                  <svg:desc>'total histogram'.H54:'total histogram'.H102</svg:desc>
                </draw:g>
              </table:table-cell>
              <table:table-cell office:value-type="float" office:value="NaN">
                <text:p>NaN</text:p>
                <draw:g>
                  <svg:desc>'total histogram'.I54:'total histogram'.I102</svg:desc>
                </draw:g>
              </table:table-cell>
              <table:table-cell office:value-type="float" office:value="NaN">
                <text:p>NaN</text:p>
                <draw:g>
                  <svg:desc>'total histogram'.J54:'total histogram'.J102</svg:desc>
                </draw:g>
              </table:table-cell>
              <table:table-cell office:value-type="float" office:value="NaN">
                <text:p>NaN</text:p>
                <draw:g>
                  <svg:desc>'total histogram'.K54:'total histogram'.K102</svg:desc>
                </draw:g>
              </table:table-cell>
              <table:table-cell office:value-type="float" office:value="NaN">
                <text:p>NaN</text:p>
                <draw:g>
                  <svg:desc>'total histogram'.L54:'total histogram'.L102</svg:desc>
                </draw:g>
              </table:table-cell>
              <table:table-cell office:value-type="float" office:value="1">
                <text:p>1</text:p>
                <draw:g>
                  <svg:desc>'total histogram'.M54:'total histogram'.M102</svg:desc>
                </draw:g>
              </table:table-cell>
              <table:table-cell office:value-type="float" office:value="0.05">
                <text:p>0.05</text:p>
                <draw:g>
                  <svg:desc>'total histogram'.N54:'total histogram'.N102</svg:desc>
                </draw:g>
              </table:table-cell>
              <table:table-cell office:value-type="float" office:value="NaN">
                <text:p>NaN</text:p>
                <draw:g>
                  <svg:desc>'total histogram'.O54:'total histogram'.O102</svg:desc>
                </draw:g>
              </table:table-cell>
              <table:table-cell office:value-type="float" office:value="NaN">
                <text:p>NaN</text:p>
                <draw:g>
                  <svg:desc>'total histogram'.P54:'total histogram'.P102</svg:desc>
                </draw:g>
              </table:table-cell>
              <table:table-cell office:value-type="float" office:value="NaN">
                <text:p>NaN</text:p>
                <draw:g>
                  <svg:desc>'total histogram'.Q54:'total histogram'.Q102</svg:desc>
                </draw:g>
              </table:table-cell>
              <table:table-cell office:value-type="float" office:value="NaN">
                <text:p>NaN</text:p>
                <draw:g>
                  <svg:desc>'total histogram'.R54:'total histogram'.R102</svg:desc>
                </draw:g>
              </table:table-cell>
            </table:table-row>
            <table:table-row>
              <table:table-cell office:value-type="float" office:value="-85">
                <text:p>-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84">
                <text:p>-80</text:p>
              </table:table-cell>
              <table:table-cell office:value-type="float" office:value="NaN">
                <text:p>NaN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0.03508772">
                <text:p>0.03508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4">
                <text:p>0.017857144</text:p>
              </table:table-cell>
            </table:table-row>
            <table:table-row>
              <table:table-cell office:value-type="float" office:value="-83">
                <text:p>-80</text:p>
              </table:table-cell>
              <table:table-cell office:value-type="float" office:value="0.01459854">
                <text:p>0.01459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.21052632">
                <text:p>0.21052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7">
                <text:p>0.035714287</text:p>
              </table:table-cell>
            </table:table-row>
            <table:table-row>
              <table:table-cell office:value-type="float" office:value="-82">
                <text:p>-80</text:p>
              </table:table-cell>
              <table:table-cell office:value-type="float" office:value="0.01459854">
                <text:p>0.01459854</text:p>
              </table:table-cell>
              <table:table-cell office:value-type="float" office:value="0.021582734">
                <text:p>0.021582734</text:p>
              </table:table-cell>
              <table:table-cell office:value-type="float" office:value="0.029739777">
                <text:p>0.029739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">
                <text:p>0.15</text:p>
              </table:table-cell>
              <table:table-cell office:value-type="float" office:value="0.16374269">
                <text:p>0.16374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5714287">
                <text:p>0.035714287</text:p>
              </table:table-cell>
            </table:table-row>
            <table:table-row>
              <table:table-cell office:value-type="float" office:value="-81">
                <text:p>-80</text:p>
              </table:table-cell>
              <table:table-cell office:value-type="float" office:value="0.05839416">
                <text:p>0.05839416</text:p>
              </table:table-cell>
              <table:table-cell office:value-type="float" office:value="0.05755396">
                <text:p>0.05755396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0.18421052">
                <text:p>0.18421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-80">
                <text:p>-80</text:p>
              </table:table-cell>
              <table:table-cell office:value-type="float" office:value="0.0729927">
                <text:p>0.0729927</text:p>
              </table:table-cell>
              <table:table-cell office:value-type="float" office:value="0.05755396">
                <text:p>0.05755396</text:p>
              </table:table-cell>
              <table:table-cell office:value-type="float" office:value="0.03717472">
                <text:p>0.0371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2865497">
                <text:p>0.12865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28572">
                <text:p>0.21428572</text:p>
              </table:table-cell>
            </table:table-row>
            <table:table-row>
              <table:table-cell office:value-type="float" office:value="-79">
                <text:p>-80</text:p>
              </table:table-cell>
              <table:table-cell office:value-type="float" office:value="0.08759124">
                <text:p>0.08759124</text:p>
              </table:table-cell>
              <table:table-cell office:value-type="float" office:value="0.10071942">
                <text:p>0.10071942</text:p>
              </table:table-cell>
              <table:table-cell office:value-type="float" office:value="0.022304833">
                <text:p>0.022304833</text:p>
              </table:table-cell>
              <table:table-cell office:value-type="float" office:value="0.054151624">
                <text:p>0.054151624</text:p>
              </table:table-cell>
              <table:table-cell office:value-type="float" office:value="0.024911031">
                <text:p>0.0249110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26316">
                <text:p>0.10526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857143">
                <text:p>0.17857143</text:p>
              </table:table-cell>
            </table:table-row>
            <table:table-row>
              <table:table-cell office:value-type="float" office:value="-78">
                <text:p>-80</text:p>
              </table:table-cell>
              <table:table-cell office:value-type="float" office:value="0.05839416">
                <text:p>0.05839416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05204461">
                <text:p>0.05204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-77">
                <text:p>-80</text:p>
              </table:table-cell>
              <table:table-cell office:value-type="float" office:value="0.11678832">
                <text:p>0.11678832</text:p>
              </table:table-cell>
              <table:table-cell office:value-type="float" office:value="0.1438849">
                <text:p>0.1438849</text:p>
              </table:table-cell>
              <table:table-cell office:value-type="float" office:value="0.029739777">
                <text:p>0.029739777</text:p>
              </table:table-cell>
              <table:table-cell office:value-type="float" office:value="0.0433213">
                <text:p>0.0433213</text:p>
              </table:table-cell>
              <table:table-cell office:value-type="float" office:value="0.010676157">
                <text:p>0.010676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157509">
                <text:p>0.09157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071428">
                <text:p>0.16071428</text:p>
              </table:table-cell>
            </table:table-row>
            <table:table-row>
              <table:table-cell office:value-type="float" office:value="-76">
                <text:p>-80</text:p>
              </table:table-cell>
              <table:table-cell office:value-type="float" office:value="0.11678832">
                <text:p>0.11678832</text:p>
              </table:table-cell>
              <table:table-cell office:value-type="float" office:value="0.086330935">
                <text:p>0.086330935</text:p>
              </table:table-cell>
              <table:table-cell office:value-type="float" office:value="0.09665427">
                <text:p>0.09665427</text:p>
              </table:table-cell>
              <table:table-cell office:value-type="float" office:value="0.057761732">
                <text:p>0.057761732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428575">
                <text:p>0.071428575</text:p>
              </table:table-cell>
            </table:table-row>
            <table:table-row>
              <table:table-cell office:value-type="float" office:value="-75">
                <text:p>-80</text:p>
              </table:table-cell>
              <table:table-cell office:value-type="float" office:value="0.02189781">
                <text:p>0.02189781</text:p>
              </table:table-cell>
              <table:table-cell office:value-type="float" office:value="0.086330935">
                <text:p>0.086330935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57761732">
                <text:p>0.057761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7857144">
                <text:p>0.017857144</text:p>
              </table:table-cell>
            </table:table-row>
            <table:table-row>
              <table:table-cell office:value-type="float" office:value="-74">
                <text:p>-70</text:p>
              </table:table-cell>
              <table:table-cell office:value-type="float" office:value="0.02919708">
                <text:p>0.02919708</text:p>
              </table:table-cell>
              <table:table-cell office:value-type="float" office:value="0.11510792">
                <text:p>0.11510792</text:p>
              </table:table-cell>
              <table:table-cell office:value-type="float" office:value="0.048327137">
                <text:p>0.048327137</text:p>
              </table:table-cell>
              <table:table-cell office:value-type="float" office:value="0.0433213">
                <text:p>0.0433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8479533">
                <text:p>0.058479533</text:p>
              </table:table-cell>
              <table:table-cell office:value-type="float" office:value="0.5">
                <text:p>0.5</text:p>
              </table:table-cell>
              <table:table-cell office:value-type="float" office:value="0.046875">
                <text:p>0.046875</text:p>
              </table:table-cell>
              <table:table-cell office:value-type="float" office:value="0.017857144">
                <text:p>0.017857144</text:p>
              </table:table-cell>
            </table:table-row>
            <table:table-row>
              <table:table-cell office:value-type="float" office:value="-73">
                <text:p>-70</text:p>
              </table:table-cell>
              <table:table-cell office:value-type="float" office:value="0.11678832">
                <text:p>0.11678832</text:p>
              </table:table-cell>
              <table:table-cell office:value-type="float" office:value="0.07194245">
                <text:p>0.07194245</text:p>
              </table:table-cell>
              <table:table-cell office:value-type="float" office:value="0.08921933">
                <text:p>0.08921933</text:p>
              </table:table-cell>
              <table:table-cell office:value-type="float" office:value="0.079422385">
                <text:p>0.079422385</text:p>
              </table:table-cell>
              <table:table-cell office:value-type="float" office:value="0.049822062">
                <text:p>0.04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2">
                <text:p>-70</text:p>
              </table:table-cell>
              <table:table-cell office:value-type="float" office:value="0.0729927">
                <text:p>0.0729927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5762082">
                <text:p>0.05762082</text:p>
              </table:table-cell>
              <table:table-cell office:value-type="float" office:value="0.025270758">
                <text:p>0.025270758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375">
                <text:p>0.09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1">
                <text:p>-70</text:p>
              </table:table-cell>
              <table:table-cell office:value-type="float" office:value="0.10218978">
                <text:p>0.10218978</text:p>
              </table:table-cell>
              <table:table-cell office:value-type="float" office:value="0.07194245">
                <text:p>0.07194245</text:p>
              </table:table-cell>
              <table:table-cell office:value-type="float" office:value="0.03717472">
                <text:p>0.03717472</text:p>
              </table:table-cell>
              <table:table-cell office:value-type="float" office:value="0.11191336">
                <text:p>0.11191336</text:p>
              </table:table-cell>
              <table:table-cell office:value-type="float" office:value="0.03914591">
                <text:p>0.03914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5860806">
                <text:p>0.05860806</text:p>
              </table:table-cell>
              <table:table-cell office:value-type="float" office:value="0.13186814">
                <text:p>0.13186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125">
                <text:p>0.03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70">
                <text:p>-70</text:p>
              </table:table-cell>
              <table:table-cell office:value-type="float" office:value="0.02919708">
                <text:p>0.02919708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11191336">
                <text:p>0.11191336</text:p>
              </table:table-cell>
              <table:table-cell office:value-type="float" office:value="0.049822062">
                <text:p>0.049822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95652">
                <text:p>0.08695652</text:p>
              </table:table-cell>
              <table:table-cell office:value-type="float" office:value="0.24908425">
                <text:p>0.24908425</text:p>
              </table:table-cell>
              <table:table-cell office:value-type="float" office:value="0.102564104">
                <text:p>0.102564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9">
                <text:p>-70</text:p>
              </table:table-cell>
              <table:table-cell office:value-type="float" office:value="0.04379562">
                <text:p>0.04379562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9665427">
                <text:p>0.09665427</text:p>
              </table:table-cell>
              <table:table-cell office:value-type="float" office:value="0.0433213">
                <text:p>0.0433213</text:p>
              </table:table-cell>
              <table:table-cell office:value-type="float" office:value="0.0035587188">
                <text:p>0.0035587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8791209">
                <text:p>0.08791209</text:p>
              </table:table-cell>
              <table:table-cell office:value-type="float" office:value="0.05860806">
                <text:p>0.05860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8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0.043165468">
                <text:p>0.043165468</text:p>
              </table:table-cell>
              <table:table-cell office:value-type="float" office:value="0.111524165">
                <text:p>0.111524165</text:p>
              </table:table-cell>
              <table:table-cell office:value-type="float" office:value="0.09386282">
                <text:p>0.09386282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7">
                <text:p>-70</text:p>
              </table:table-cell>
              <table:table-cell office:value-type="float" office:value="0.04379562">
                <text:p>0.04379562</text:p>
              </table:table-cell>
              <table:table-cell office:value-type="float" office:value="NaN">
                <text:p>NaN</text:p>
              </table:table-cell>
              <table:table-cell office:value-type="float" office:value="0.022304833">
                <text:p>0.022304833</text:p>
              </table:table-cell>
              <table:table-cell office:value-type="float" office:value="0.054151624">
                <text:p>0.054151624</text:p>
              </table:table-cell>
              <table:table-cell office:value-type="float" office:value="0.053380784">
                <text:p>0.053380784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5860806">
                <text:p>0.05860806</text:p>
              </table:table-cell>
              <table:table-cell office:value-type="float" office:value="0.08791209">
                <text:p>0.08791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5625">
                <text:p>0.015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6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0.01438849">
                <text:p>0.01438849</text:p>
              </table:table-cell>
              <table:table-cell office:value-type="float" office:value="0.039033458">
                <text:p>0.039033458</text:p>
              </table:table-cell>
              <table:table-cell office:value-type="float" office:value="0.07220217">
                <text:p>0.07220217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985508">
                <text:p>0.028985508</text:p>
              </table:table-cell>
              <table:table-cell office:value-type="float" office:value="0.043956045">
                <text:p>0.043956045</text:p>
              </table:table-cell>
              <table:table-cell office:value-type="float" office:value="0.07326008">
                <text:p>0.07326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5">
                <text:p>-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0.0433213">
                <text:p>0.0433213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94203">
                <text:p>0.11594203</text:p>
              </table:table-cell>
              <table:table-cell office:value-type="float" office:value="0.07326008">
                <text:p>0.07326008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4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28880866">
                <text:p>0.028880866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3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204461">
                <text:p>0.05204461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347826">
                <text:p>0.04347826</text:p>
              </table:table-cell>
              <table:table-cell office:value-type="float" office:value="0.02930403">
                <text:p>0.02930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2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869888">
                <text:p>0.014869888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144927">
                <text:p>0.10144927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1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14440433">
                <text:p>0.014440433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13043478">
                <text:p>0.13043478</text:p>
              </table:table-cell>
              <table:table-cell office:value-type="float" office:value="0.0036630037">
                <text:p>0.003663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60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7434944">
                <text:p>0.007434944</text:p>
              </table:table-cell>
              <table:table-cell office:value-type="float" office:value="0.0072202166">
                <text:p>0.0072202166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13043478">
                <text:p>0.13043478</text:p>
              </table:table-cell>
              <table:table-cell office:value-type="float" office:value="NaN">
                <text:p>NaN</text:p>
              </table:table-cell>
              <table:table-cell office:value-type="float" office:value="0.014652015">
                <text:p>0.014652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9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57971016">
                <text:p>0.057971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8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7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0.072463766">
                <text:p>0.072463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6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5">
                <text:p>-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4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071174377">
                <text:p>0.0071174377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0.04347826">
                <text:p>0.04347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3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14492754">
                <text:p>0.014492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2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1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50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0.017793594">
                <text:p>0.017793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9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99644125">
                <text:p>0.099644125</text:p>
              </table:table-cell>
              <table:table-cell office:value-type="float" office:value="0.113879">
                <text:p>0.113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877193">
                <text:p>0.00877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8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42704627">
                <text:p>0.042704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7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6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71174376">
                <text:p>0.071174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5">
                <text:p>-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5409254">
                <text:p>0.085409254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4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1850536">
                <text:p>0.081850536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3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569395">
                <text:p>0.0569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2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1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69395">
                <text:p>0.056939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40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9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-38">
                <text:p>-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846975">
                <text:p>0.02846975</text:p>
              </table:table-cell>
              <table:table-cell office:value-type="float" office:value="0.014234875">
                <text:p>0.014234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16959065">
                <text:p>0.0116959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